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Consolas3" svg:font-family="Consolas" style:font-adornments="Regular" style:font-family-generic="swiss" style:font-pitch="variable"/>
    <style:font-face style:name="Helvetica" svg:font-family="Helvetica" style:font-family-generic="swiss"/>
    <style:font-face style:name="Helvetica Neue" svg:font-family="'Helvetica Neue'" style:font-pitch="fixed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 Neue3" svg:font-family="'Helvetica Neue'" style:font-adornments="Regular" style:font-family-generic="swiss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adornments="Regular" style:font-family-generic="swiss"/>
    <style:font-face style:name="Helvetica3" svg:font-family="Helvetica" style:font-family-generic="swiss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e7e8e8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svg:stroke-width="0.051cm" draw:marker-start-width="0.276cm" draw:marker-end-width="0.276cm" draw:fill="solid" draw:fill-color="#ffffff"/>
    </style:style>
    <style:style style:name="gr16" style:family="graphic" style:parent-style-name="standard">
      <style:graphic-properties draw:stroke="none" draw:fill="solid" draw:fill-color="#000000" draw:textarea-vertical-align="middle"/>
    </style:style>
    <style:style style:name="gr17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000000" draw:opacity="100%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1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solid" draw:fill-color="#242122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1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96" style:family="graphic" style:parent-style-name="objectwithoutfill">
      <style:graphic-properties svg:stroke-color="#cccccc" draw:fill="none" draw:textarea-vertical-align="middle"/>
    </style:style>
    <style:style style:name="gr97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95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2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17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3.0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1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e0e1e1"/>
    </style:style>
    <style:style style:name="gr12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dedfdf"/>
    </style:style>
    <style:style style:name="P5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6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8" style:family="paragraph">
      <loext:graphic-properties draw:fill="solid" draw:fill-color="#e7e8e8"/>
      <style:paragraph-properties style:writing-mode="lr-tb"/>
      <style:text-properties fo:font-size="11pt"/>
    </style:style>
    <style:style style:name="P9" style:family="paragraph">
      <loext:graphic-properties draw:fill="solid" draw:fill-color="#e7e8e8"/>
      <style:paragraph-properties style:writing-mode="lr-tb"/>
    </style:style>
    <style:style style:name="P10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3c4c6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1" style:family="paragraph">
      <loext:graphic-properties draw:fill="solid" draw:fill-color="#ffffff"/>
      <style:paragraph-properties style:writing-mode="lr-tb"/>
    </style:style>
    <style:style style:name="P22" style:family="paragraph">
      <loext:graphic-properties draw:fill="solid" draw:fill-color="#000000"/>
      <style:paragraph-properties style:writing-mode="lr-tb"/>
      <style:text-properties fo:font-size="9pt" style:font-size-asian="9pt" style:font-size-complex="9p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8" style:family="paragraph">
      <loext:graphic-properties draw:fill="solid" draw:fill-color="#000000" draw:opacity="100%"/>
    </style:style>
    <style:style style:name="P29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1" style:family="paragraph">
      <loext:graphic-properties draw:fill="solid" draw:fill-color="#000000"/>
      <style:paragraph-properties style:writing-mode="lr-tb"/>
    </style:style>
    <style:style style:name="P32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3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4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7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8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9" style:family="paragraph">
      <loext:graphic-properties draw:fill="solid" draw:fill-color="#242122"/>
    </style:style>
    <style:style style:name="P40" style:family="paragraph">
      <style:text-properties style:font-name="Helvetica Neue1" fo:font-size="9pt" style:font-size-asian="9pt" style:font-size-complex="9pt"/>
    </style:style>
    <style:style style:name="P41" style:family="paragraph">
      <loext:graphic-properties draw:fill="none" draw:fill-color="#ffffff"/>
      <style:paragraph-properties style:writing-mode="lr-tb"/>
      <style:text-properties style:font-name="Helvetica Neue1" fo:font-size="9pt" style:font-size-asian="9pt" style:font-size-complex="9pt"/>
    </style:style>
    <style:style style:name="P42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2pt" style:font-name-asian="Helvetica" style:font-size-asian="12pt" style:font-name-complex="Helvetica" style:font-size-complex="12pt"/>
    </style:style>
    <style:style style:name="P43" style:family="paragraph">
      <style:paragraph-properties fo:margin-top="0.1cm" fo:margin-bottom="0.1cm" fo:text-align="center">
        <style:tab-stops/>
      </style:paragraph-properties>
    </style:style>
    <style:style style:name="P44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45" style:family="paragraph">
      <style:paragraph-properties fo:text-align="start">
        <style:tab-stops/>
      </style:paragraph-properties>
    </style:style>
    <style:style style:name="P46" style:family="paragraph">
      <style:paragraph-properties fo:text-align="start"/>
    </style:style>
    <style:style style:name="P4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48" style:family="paragraph">
      <style:paragraph-properties fo:text-align="start" style:writing-mode="lr-tb">
        <style:tab-stops/>
      </style:paragraph-properties>
    </style:style>
    <style:style style:name="P49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0" style:family="paragraph">
      <loext:graphic-properties draw:fill="none"/>
      <style:paragraph-properties fo:text-align="center"/>
    </style:style>
    <style:style style:name="P51" style:family="paragraph">
      <style:paragraph-properties fo:margin-top="0.2cm" fo:margin-bottom="0.2cm" fo:text-align="center">
        <style:tab-stops/>
      </style:paragraph-properties>
    </style:style>
    <style:style style:name="P52" style:family="paragraph">
      <style:paragraph-properties>
        <style:tab-stops/>
      </style:paragraph-properties>
      <style:text-properties fo:font-size="9pt" style:font-size-asian="9pt" style:font-size-complex="9pt"/>
    </style:style>
    <style:style style:name="P53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solid" draw:fill-color="#e7e8e8"/>
    </style:style>
    <style:style style:name="P55" style:family="paragraph">
      <loext:graphic-properties draw:fill="solid" draw:fill-color="#e0e1e1"/>
    </style:style>
    <style:style style:name="P56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5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3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4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5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6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7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8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9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0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11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13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14" style:family="text">
      <style:text-properties style:font-name="Helvetica Neue1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Helvetica Neue1" fo:font-size="9pt" style:font-size-asian="9pt" style:font-size-complex="9pt"/>
    </style:style>
    <style:style style:name="T16" style:family="text">
      <style:text-properties style:font-name="Helvetica Neue1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7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Consolas1" fo:font-size="8pt" fo:font-weight="normal" style:font-size-asian="8pt" style:font-weight-asian="normal" style:font-size-complex="8pt" style:font-weight-complex="normal"/>
    </style:style>
    <style:style style:name="T20" style:family="text">
      <style:text-properties fo:font-size="8pt" fo:font-weight="normal" style:font-size-asian="8pt" style:font-weight-asian="normal" style:font-size-complex="8pt" style:font-weight-complex="normal"/>
    </style:style>
    <style:style style:name="T21" style:family="text">
      <style:text-properties style:font-name="Consolas1" fo:font-size="8pt" style:font-size-asian="8pt" style:font-size-complex="8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font-name="Helvetica Neue2" fo:font-size="12pt"/>
    </style:style>
    <style:style style:name="T24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Helvetica Neue1" fo:font-size="9pt" fo:font-weight="normal" style:font-size-asian="9pt" style:font-weight-asian="normal" style:font-size-complex="9pt" style:font-weight-complex="normal"/>
    </style:style>
    <style:style style:name="T27" style:family="text">
      <style:text-properties style:font-name="Helvetica Neue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style:font-name="Helvetica Neue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style:font-name="Helvetica Neue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1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32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3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34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35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2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1" draw:text-style-name="P4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4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5" draw:layer="layout" svg:width="2.306cm" svg:height="0.559cm" svg:x="7.793cm" svg:y="13.738cm" svg:viewBox="0 0 2307 560" draw:points="2307,477 2307,0 86,0 0,83 0,560 2222,560">
          <text:p/>
        </draw:polygon>
        <draw:polygon draw:style-name="gr4" draw:text-style-name="P6" draw:layer="layout" svg:width="1.1cm" svg:height="0.559cm" svg:x="10.289cm" svg:y="13.73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3.738cm" svg:viewBox="0 0 2192 560" draw:points="2192,477 2192,0 84,0 0,83 0,560 2109,560">
          <text:p/>
        </draw:polygon>
        <draw:polygon draw:style-name="gr4" draw:text-style-name="P8" draw:layer="layout" svg:width="2.298cm" svg:height="0.559cm" svg:x="7.793cm" svg:y="14.458cm" svg:viewBox="0 0 2299 560" draw:points="2299,477 2299,0 86,0 0,83 0,560 2214,560">
          <text:p/>
        </draw:polygon>
        <draw:polygon draw:style-name="gr4" draw:text-style-name="P6" draw:layer="layout" svg:width="1.1cm" svg:height="0.559cm" svg:x="10.289cm" svg:y="14.45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4.458cm" svg:viewBox="0 0 2192 560" draw:points="2192,477 2192,0 84,0 0,83 0,560 2109,560">
          <text:p/>
        </draw:polygon>
        <draw:polygon draw:style-name="gr4" draw:text-style-name="P9" draw:layer="layout" svg:width="2.314cm" svg:height="0.559cm" svg:x="7.793cm" svg:y="15.187cm" svg:viewBox="0 0 2315 560" draw:points="2315,477 2315,0 86,0 0,84 0,560 2230,560">
          <text:p/>
        </draw:polygon>
        <draw:polygon draw:style-name="gr4" draw:text-style-name="P6" draw:layer="layout" svg:width="1.1cm" svg:height="0.559cm" svg:x="10.289cm" svg:y="15.187cm" svg:viewBox="0 0 1101 560" draw:points="1101,477 1101,0 84,0 0,84 0,560 1018,560">
          <text:p/>
        </draw:polygon>
        <draw:polygon draw:style-name="gr4" draw:text-style-name="P10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4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4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1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3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3" draw:layer="layout" svg:width="1.253cm" svg:height="1.486cm" svg:x="1.072cm" svg:y="2.008cm" svg:viewBox="0 0 1254 1487" draw:points="0,164 0,1487 1254,1324 1254,0">
          <text:p/>
        </draw:polygon>
        <draw:path draw:style-name="gr7" draw:text-style-name="P13" draw:layer="layout" svg:width="1.225cm" svg:height="1.292cm" svg:x="1.1cm" svg:y="2.104cm" svg:viewBox="0 0 1226 1293" svg:d="M0 1293l1226-174M0 156l1226-156">
          <text:p/>
        </draw:path>
        <draw:polygon draw:style-name="gr10" draw:text-style-name="P14" draw:layer="layout" svg:width="0.855cm" svg:height="1.449cm" svg:x="1.47cm" svg:y="1.882cm" svg:viewBox="0 0 856 1450" draw:points="856,126 0,0 0,1323 856,1450">
          <text:p/>
        </draw:polygon>
        <draw:path draw:style-name="gr11" draw:text-style-name="P15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3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6" draw:layer="layout" svg:width="11.074cm" svg:height="2.139cm" svg:x="9.194cm" svg:y="1.475cm" svg:viewBox="0 0 11075 2140" draw:points="11075,2140 0,2140 0,0 11075,0">
          <text:p><text:span text:style-name="T1"><text:s/></text:span><text:span text:style-name="T1"><text:s/></text:span><text:span text:style-name="T1">M</text:span><text:span text:style-name="T1">o</text:span><text:span text:style-name="T1">n</text:span><text:span text:style-name="T1">k</text:span></text:p>
          <text:p><text:span text:style-name="T1"/></text:p>
          <text:p><text:span text:style-name="T1"><text:s/></text:span><text:span text:style-name="T1"><text:s/></text:span></text:p>
        </draw:polygon>
        <draw:path draw:style-name="gr13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3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3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1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1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1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1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1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1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15" draw:text-style-name="P1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5" draw:text-style-name="P11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8" draw:text-style-name="P18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8" draw:text-style-name="P18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5" draw:text-style-name="P11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1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19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1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11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1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6" draw:text-style-name="P20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/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8" draw:text-style-name="P17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8" draw:text-style-name="P21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4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1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8" draw:text-style-name="P21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1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8" draw:text-style-name="P21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4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1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8" draw:text-style-name="P21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4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1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1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1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1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8" draw:text-style-name="P21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1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1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2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1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1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1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1" draw:layer="layout" svg:width="0.324cm" svg:height="0.39cm" svg:x="6.822cm" svg:y="20.718cm" svg:viewBox="0 0 325 391" draw:points="16,391 0,377 308,0 325,13">
          <text:p/>
        </draw:polygon>
        <draw:polygon draw:style-name="gr5" draw:text-style-name="P11" draw:layer="layout" svg:width="0.323cm" svg:height="0.39cm" svg:x="8.011cm" svg:y="20.718cm" svg:viewBox="0 0 324 391" draw:points="308,391 0,13 16,0 324,377">
          <text:p/>
        </draw:polygon>
        <draw:polygon draw:style-name="gr5" draw:text-style-name="P11" draw:layer="layout" svg:width="0.323cm" svg:height="0.39cm" svg:x="6.822cm" svg:y="21.094cm" svg:viewBox="0 0 324 391" draw:points="308,391 0,14 16,0 324,377">
          <text:p/>
        </draw:polygon>
        <draw:polygon draw:style-name="gr5" draw:text-style-name="P11" draw:layer="layout" svg:width="0.323cm" svg:height="0.39cm" svg:x="8.011cm" svg:y="21.094cm" svg:viewBox="0 0 324 391" draw:points="16,391 0,377 308,0 324,14">
          <text:p/>
        </draw:polygon>
        <draw:path draw:style-name="gr8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1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1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1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1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1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1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1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1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1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1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1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1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1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1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1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1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1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1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1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1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1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1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1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1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1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1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1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1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1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1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1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1" draw:layer="layout" svg:width="0.238cm" svg:height="0.285cm" svg:x="8.812cm" svg:y="21.198cm" svg:viewBox="0 0 239 286" draw:points="223,286 0,14 16,0 239,273">
          <text:p/>
        </draw:polygon>
        <draw:polygon draw:style-name="gr5" draw:text-style-name="P11" draw:layer="layout" svg:width="0.24cm" svg:height="0.285cm" svg:x="8.811cm" svg:y="20.718cm" svg:viewBox="0 0 241 286" draw:points="16,286 0,273 224,0 241,13">
          <text:p/>
        </draw:polygon>
        <draw:path draw:style-name="gr5" draw:text-style-name="P11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1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1" draw:layer="layout" svg:width="0.24cm" svg:height="0.285cm" svg:x="9.909cm" svg:y="21.198cm" svg:viewBox="0 0 241 286" draw:points="16,286 0,273 224,0 241,13">
          <text:p/>
        </draw:polygon>
        <draw:polygon draw:style-name="gr5" draw:text-style-name="P11" draw:layer="layout" svg:width="0.24cm" svg:height="0.285cm" svg:x="9.909cm" svg:y="20.718cm" svg:viewBox="0 0 241 286" draw:points="224,286 0,13 16,0 241,272">
          <text:p/>
        </draw:polygon>
        <draw:path draw:style-name="gr5" draw:text-style-name="P11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7" draw:text-style-name="P13" draw:layer="layout" svg:x1="9.525cm" svg:y1="2.251cm" svg:x2="20.04cm" svg:y2="2.251cm">
          <text:p/>
        </draw:line>
        <draw:line draw:style-name="gr17" draw:text-style-name="P13" draw:layer="layout" svg:x1="9.525cm" svg:y1="3.171cm" svg:x2="20.04cm" svg:y2="3.171cm">
          <text:p/>
        </draw:line>
        <draw:frame draw:style-name="gr18" draw:text-style-name="P24" draw:layer="layout" svg:width="0.688cm" svg:height="0.276cm" svg:x="9.55cm" svg:y="3.175cm">
          <draw:text-box>
            <text:p text:style-name="P23"><text:span text:style-name="T2">R</text:span><text:span text:style-name="T2">A</text:span><text:span text:style-name="T2">C</text:span><text:span text:style-name="T2">E</text:span></text:p>
          </draw:text-box>
        </draw:frame>
        <draw:frame draw:style-name="gr19" draw:text-style-name="P24" draw:layer="layout" svg:width="1.877cm" svg:height="0.276cm" svg:x="9.55cm" svg:y="2.255cm">
          <draw:text-box>
            <text:p text:style-name="P23"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&amp;</text:span><text:span text:style-name="T2"> </text:span><text:span text:style-name="T2">L</text:span><text:span text:style-name="T2">E</text:span><text:span text:style-name="T2">V</text:span><text:span text:style-name="T2">E</text:span><text:span text:style-name="T2">L</text:span></text:p>
          </draw:text-box>
        </draw:frame>
        <draw:frame draw:style-name="gr20" draw:text-style-name="P24" draw:layer="layout" svg:width="1.755cm" svg:height="0.276cm" svg:x="16.942cm" svg:y="2.255cm">
          <draw:text-box>
            <text:p text:style-name="P23"><text:span text:style-name="T2">P</text:span><text:span text:style-name="T2">L</text:span><text:span text:style-name="T2">A</text:span><text:span text:style-name="T2">Y</text:span><text:span text:style-name="T2">E</text:span><text:span text:style-name="T2">R</text:span><text:span text:style-name="T2"> </text:span><text:span text:style-name="T2">N</text:span><text:span text:style-name="T2">A</text:span><text:span text:style-name="T2">M</text:span><text:span text:style-name="T2">E</text:span></text:p>
          </draw:text-box>
        </draw:frame>
        <draw:frame draw:style-name="gr21" draw:text-style-name="P24" draw:layer="layout" svg:width="2.313cm" svg:height="0.276cm" svg:x="2.437cm" svg:y="3.182cm">
          <draw:text-box>
            <text:p text:style-name="P23"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 </text:span><text:span text:style-name="T2">N</text:span><text:span text:style-name="T2">A</text:span><text:span text:style-name="T2">M</text:span><text:span text:style-name="T2">E</text:span></text:p>
          </draw:text-box>
        </draw:frame>
        <draw:frame draw:style-name="gr22" draw:text-style-name="P24" draw:layer="layout" svg:width="1.767cm" svg:height="0.276cm" svg:x="13.528cm" svg:y="2.255cm">
          <draw:text-box>
            <text:p text:style-name="P23"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/text:p>
          </draw:text-box>
        </draw:frame>
        <draw:frame draw:style-name="gr23" draw:text-style-name="P24" draw:layer="layout" svg:width="2.576cm" svg:height="0.276cm" svg:x="16.942cm" svg:y="3.182cm">
          <draw:text-box>
            <text:p text:style-name="P23"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 </text:span><text:span text:style-name="T2">L</text:span><text:span text:style-name="T2">E</text:span><text:span text:style-name="T2">V</text:span><text:span text:style-name="T2">E</text:span><text:span text:style-name="T2">L</text:span></text:p>
          </draw:text-box>
        </draw:frame>
        <draw:frame draw:style-name="gr24" draw:text-style-name="P24" draw:layer="layout" svg:width="1.433cm" svg:height="0.276cm" svg:x="13.528cm" svg:y="3.175cm">
          <draw:text-box>
            <text:p text:style-name="P23"><text:span text:style-name="T2">A</text:span><text:span text:style-name="T2">L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25" draw:text-style-name="P25" draw:layer="layout" svg:width="9.43cm" svg:height="0.196cm" svg:x="6.157cm" svg:y="27.298cm">
          <draw:text-box>
            <text:p text:style-name="P23"><text:span text:style-name="T3">T</text:span><text:span text:style-name="T3">M</text:span><text:span text:style-name="T3"> </text:span><text:span text:style-name="T3">&amp;</text:span><text:span text:style-name="T3"> </text:span><text:span text:style-name="T3">©</text:span><text:span text:style-name="T3"> </text:span><text:span text:style-name="T3">2</text:span><text:span text:style-name="T3">0</text:span><text:span text:style-name="T3">1</text:span><text:span text:style-name="T3">4</text:span><text:span text:style-name="T3"> </text:span><text:span text:style-name="T3">W</text:span><text:span text:style-name="T3">i</text:span><text:span text:style-name="T3">z</text:span><text:span text:style-name="T3">a</text:span><text:span text:style-name="T3">r</text:span><text:span text:style-name="T3">d</text:span><text:span text:style-name="T3">s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a</text:span><text:span text:style-name="T3">s</text:span><text:span text:style-name="T3">t </text:span><text:span text:style-name="T3">L</text:span><text:span text:style-name="T3">L</text:span><text:span text:style-name="T3">C</text:span><text:span text:style-name="T3">. </text:span><text:span text:style-name="T3">P</text:span><text:span text:style-name="T3">e</text:span><text:span text:style-name="T3">r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i</text:span><text:span text:style-name="T3">s</text:span><text:span text:style-name="T3"> </text:span><text:span text:style-name="T3">g</text:span><text:span text:style-name="T3">r</text:span><text:span text:style-name="T3">a</text:span><text:span text:style-name="T3">n</text:span><text:span text:style-name="T3">t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p</text:span><text:span text:style-name="T3">h</text:span><text:span text:style-name="T3">o</text:span><text:span text:style-name="T3">t</text:span><text:span text:style-name="T3">o</text:span><text:span text:style-name="T3">c</text:span><text:span text:style-name="T3">o</text:span><text:span text:style-name="T3">p</text:span><text:span text:style-name="T3">y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 </text:span><text:span text:style-name="T3">f</text:span><text:span text:style-name="T3">o</text:span><text:span text:style-name="T3">r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a</text:span><text:span text:style-name="T3">l </text:span><text:span text:style-name="T3">u</text:span><text:span text:style-name="T3">s</text:span><text:span text:style-name="T3">e</text:span><text:span text:style-name="T3">.</text:span></text:p>
          </draw:text-box>
        </draw:frame>
        <draw:line draw:style-name="gr17" draw:text-style-name="P13" draw:layer="layout" svg:x1="10.251cm" svg:y1="7.319cm" svg:x2="13.424cm" svg:y2="7.319cm">
          <text:p/>
        </draw:line>
        <draw:path draw:style-name="gr8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6" draw:text-style-name="P24" draw:layer="layout" svg:width="2.055cm" svg:height="0.276cm" svg:x="8.105cm" svg:y="7.083cm">
          <draw:text-box>
            <text:p text:style-name="P23"><text:span text:style-name="T4">H</text:span><text:span text:style-name="T4">i</text:span><text:span text:style-name="T4">t </text:span><text:span text:style-name="T4">P</text:span><text:span text:style-name="T4">o</text:span><text:span text:style-name="T4">i</text:span><text:span text:style-name="T4">n</text:span><text:span text:style-name="T4">t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/text:p>
          </draw:text-box>
        </draw:frame>
        <draw:line draw:style-name="gr27" draw:text-style-name="P13" draw:layer="layout" svg:x1="3.986cm" svg:y1="7.598cm" svg:x2="4.488cm" svg:y2="7.598cm">
          <text:p/>
        </draw:line>
        <draw:frame draw:style-name="gr28" draw:text-style-name="P27" draw:layer="layout" svg:width="0.412cm" svg:height="0.395cm" svg:x="4.098cm" svg:y="7.288cm">
          <draw:text-box>
            <text:p text:style-name="P26"><text:span text:style-name="T5"><text:s/></text:span></text:p>
          </draw:text-box>
        </draw:frame>
        <draw:frame draw:style-name="gr29" draw:text-style-name="P24" draw:layer="layout" svg:width="0.246cm" svg:height="0.276cm" svg:x="4.488cm" svg:y="7.384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0" draw:text-style-name="P24" draw:layer="layout" svg:width="0.925cm" svg:height="0.276cm" svg:x="4.621cm" svg:y="7.313cm">
          <draw:text-box>
            <text:p text:style-name="P23"><text:span text:style-name="T2">S</text:span><text:span text:style-name="T2">t</text:span><text:span text:style-name="T2">r</text:span><text:span text:style-name="T2">e</text:span><text:span text:style-name="T2">n</text:span><text:span text:style-name="T2">g</text:span><text:span text:style-name="T2">t</text:span><text:span text:style-name="T2">h</text:span></text:p>
          </draw:text-box>
        </draw:frame>
        <draw:line draw:style-name="gr27" draw:text-style-name="P13" draw:layer="layout" svg:x1="3.986cm" svg:y1="8.074cm" svg:x2="4.488cm" svg:y2="8.074cm">
          <text:p/>
        </draw:line>
        <draw:frame draw:style-name="gr29" draw:text-style-name="P24" draw:layer="layout" svg:width="0.246cm" svg:height="0.276cm" svg:x="4.488cm" svg:y="7.8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1cm" svg:height="0.209cm" svg:x="3.575cm" svg:y="7.822cm" svg:viewBox="0 0 211 210" svg:d="M106 210c58 0 105-48 105-106 0-57-47-104-105-104-59 0-106 47-106 104 0 58 47 106 106 106z">
          <text:p/>
        </draw:path>
        <draw:path draw:style-name="gr31" draw:text-style-name="P28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2" draw:text-style-name="P24" draw:layer="layout" svg:width="0.967cm" svg:height="0.276cm" svg:x="4.621cm" svg:y="7.789cm">
          <draw:text-box>
            <text:p text:style-name="P23"><text:span text:style-name="T2">Dexterity</text:span></text:p>
          </draw:text-box>
        </draw:frame>
        <draw:line draw:style-name="gr27" draw:text-style-name="P13" draw:layer="layout" svg:x1="3.986cm" svg:y1="8.55cm" svg:x2="4.488cm" svg:y2="8.55cm">
          <text:p/>
        </draw:line>
        <draw:frame draw:style-name="gr33" draw:text-style-name="P29" draw:layer="layout" svg:width="0.497cm" svg:height="0.395cm" svg:x="3.998cm" svg:y="8.201cm">
          <draw:text-box>
            <text:p text:style-name="P23"><text:span text:style-name="T6"><text:s/></text:span></text:p>
          </draw:text-box>
        </draw:frame>
        <draw:frame draw:style-name="gr34" draw:text-style-name="P30" draw:layer="layout" svg:width="0.307cm" svg:height="0.276cm" svg:x="4.427cm" svg:y="8.336cm">
          <draw:text-box>
            <text:p text:style-name="P23"><text:span text:style-name="T2"><text:s/></text:span></text:p>
          </draw:text-box>
        </draw:frame>
        <draw:path draw:style-name="gr5" draw:text-style-name="P31" draw:layer="layout" svg:width="0.21cm" svg:height="0.21cm" svg:x="3.575cm" svg:y="7.358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5" draw:text-style-name="P24" draw:layer="layout" svg:width="1.293cm" svg:height="0.276cm" svg:x="4.621cm" svg:y="8.266cm">
          <draw:text-box>
            <text:p text:style-name="P23"><text:span text:style-name="T2">Constitution</text:span></text:p>
          </draw:text-box>
        </draw:frame>
        <draw:line draw:style-name="gr27" draw:text-style-name="P13" draw:layer="layout" svg:x1="3.986cm" svg:y1="9.027cm" svg:x2="4.488cm" svg:y2="9.027cm">
          <text:p/>
        </draw:line>
        <draw:frame draw:style-name="gr33" draw:text-style-name="P32" draw:layer="layout" svg:width="0.497cm" svg:height="0.395cm" svg:x="3.998cm" svg:y="8.677cm">
          <draw:text-box>
            <text:p text:style-name="P23"><text:span text:style-name="T5"><text:s/></text:span></text:p>
          </draw:text-box>
        </draw:frame>
        <draw:frame draw:style-name="gr29" draw:text-style-name="P24" draw:layer="layout" svg:width="0.246cm" svg:height="0.276cm" svg:x="4.488cm" svg:y="8.81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6" draw:text-style-name="P24" draw:layer="layout" svg:width="1.238cm" svg:height="0.276cm" svg:x="4.621cm" svg:y="8.742cm">
          <draw:text-box>
            <text:p text:style-name="P23"><text:span text:style-name="T2">Intelligence</text:span></text:p>
          </draw:text-box>
        </draw:frame>
        <draw:line draw:style-name="gr27" draw:text-style-name="P13" draw:layer="layout" svg:x1="3.986cm" svg:y1="9.503cm" svg:x2="4.488cm" svg:y2="9.503cm">
          <text:p/>
        </draw:line>
        <draw:frame draw:style-name="gr37" draw:text-style-name="P32" draw:layer="layout" svg:width="0.294cm" svg:height="0.395cm" svg:x="4.198cm" svg:y="9.153cm">
          <draw:text-box>
            <text:p text:style-name="P23"><text:span text:style-name="T5"><text:s/></text:span></text:p>
          </draw:text-box>
        </draw:frame>
        <draw:frame draw:style-name="gr29" draw:text-style-name="P24" draw:layer="layout" svg:width="0.246cm" svg:height="0.276cm" svg:x="4.488cm" svg:y="9.28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38" draw:text-style-name="P24" draw:layer="layout" svg:width="0.887cm" svg:height="0.276cm" svg:x="4.621cm" svg:y="9.218cm">
          <draw:text-box>
            <text:p text:style-name="P23"><text:span text:style-name="T2">Wisdom</text:span></text:p>
          </draw:text-box>
        </draw:frame>
        <draw:line draw:style-name="gr27" draw:text-style-name="P13" draw:layer="layout" svg:x1="3.986cm" svg:y1="9.979cm" svg:x2="4.488cm" svg:y2="9.979cm">
          <text:p/>
        </draw:line>
        <draw:frame draw:style-name="gr29" draw:text-style-name="P24" draw:layer="layout" svg:width="0.246cm" svg:height="0.276cm" svg:x="4.488cm" svg:y="9.765cm">
          <draw:text-box>
            <text:p text:style-name="P23"><text:span text:style-name="T2"><text:s/></text:span></text:p>
          </draw:text-box>
        </draw:frame>
        <draw:frame draw:style-name="gr39" draw:text-style-name="P24" draw:layer="layout" svg:width="1.048cm" svg:height="0.276cm" svg:x="4.621cm" svg:y="9.694cm">
          <draw:text-box>
            <text:p text:style-name="P23"><text:span text:style-name="T2">Charisma</text:span></text:p>
          </draw:text-box>
        </draw:frame>
        <draw:frame draw:style-name="gr40" draw:text-style-name="P33" draw:layer="layout" svg:width="0.286cm" svg:height="0.225cm" svg:x="6.518cm" svg:y="20.99cm">
          <draw:text-box>
            <text:p text:style-name="P23"><text:span text:style-name="T7">CP</text:span></text:p>
          </draw:text-box>
        </draw:frame>
        <draw:frame draw:style-name="gr41" draw:text-style-name="P33" draw:layer="layout" svg:width="0.273cm" svg:height="0.225cm" svg:x="12.238cm" svg:y="20.981cm">
          <draw:text-box>
            <text:p text:style-name="P23"><text:span text:style-name="T7">PP</text:span></text:p>
          </draw:text-box>
        </draw:frame>
        <draw:frame draw:style-name="gr42" draw:text-style-name="P33" draw:layer="layout" svg:width="0.294cm" svg:height="0.225cm" svg:x="10.318cm" svg:y="20.99cm">
          <draw:text-box>
            <text:p text:style-name="P23"><text:span text:style-name="T7">GP</text:span></text:p>
          </draw:text-box>
        </draw:frame>
        <draw:frame draw:style-name="gr41" draw:text-style-name="P33" draw:layer="layout" svg:width="0.273cm" svg:height="0.225cm" svg:x="8.431cm" svg:y="20.982cm">
          <draw:text-box>
            <text:p text:style-name="P23"><text:span text:style-name="T7">SP</text:span></text:p>
          </draw:text-box>
        </draw:frame>
        <draw:frame draw:style-name="gr43" draw:text-style-name="P33" draw:layer="layout" svg:width="3.291cm" svg:height="0.225cm" svg:x="2.263cm" svg:y="21.012cm">
          <draw:text-box>
            <text:p text:style-name="P23"><text:span text:style-name="T8">PASSIVE WISDOM (PERCEPTION)</text:span></text:p>
          </draw:text-box>
        </draw:frame>
        <draw:frame draw:style-name="gr44" draw:text-style-name="P34" draw:layer="layout" svg:width="1.583cm" svg:height="0.255cm" svg:x="9.525cm" svg:y="26.722cm">
          <draw:text-box>
            <text:p text:style-name="P23"><text:span text:style-name="T9">E</text:span><text:span text:style-name="T9">Q</text:span><text:span text:style-name="T9">U</text:span><text:span text:style-name="T9">I</text:span><text:span text:style-name="T9">P</text:span><text:span text:style-name="T9">M</text:span><text:span text:style-name="T9">E</text:span><text:span text:style-name="T9">N</text:span><text:span text:style-name="T9">T</text:span></text:p>
          </draw:text-box>
        </draw:frame>
        <draw:frame draw:style-name="gr45" draw:text-style-name="P34" draw:layer="layout" svg:width="3.597cm" svg:height="0.255cm" svg:x="1.874cm" svg:y="26.722cm">
          <draw:text-box>
            <text:p text:style-name="P23"><text:span text:style-name="T9"><text:s/></text:span><text:span text:style-name="T9">P</text:span><text:span text:style-name="T9">R</text:span><text:span text:style-name="T9">O</text:span><text:span text:style-name="T9">F</text:span><text:span text:style-name="T9">I</text:span><text:span text:style-name="T9">C</text:span><text:span text:style-name="T9">I</text:span><text:span text:style-name="T9">E</text:span><text:span text:style-name="T9">N</text:span><text:span text:style-name="T9">C</text:span><text:span text:style-name="T9">I</text:span><text:span text:style-name="T9">E</text:span><text:span text:style-name="T9">S</text:span><text:span text:style-name="T9"> </text:span><text:span text:style-name="T9">&amp;</text:span><text:span text:style-name="T9"> 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S</text:span></text:p>
          </draw:text-box>
        </draw:frame>
        <draw:frame draw:style-name="gr46" draw:text-style-name="P34" draw:layer="layout" svg:width="3.152cm" svg:height="0.255cm" svg:x="9.219cm" svg:y="16.507cm">
          <draw:text-box>
            <text:p text:style-name="P23"><text:span text:style-name="T9">ATTACKS &amp; SPELLCASTING</text:span></text:p>
          </draw:text-box>
        </draw:frame>
        <draw:path draw:style-name="gr5" draw:text-style-name="P11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7" draw:text-style-name="P34" draw:layer="layout" svg:width="2.352cm" svg:height="0.255cm" svg:x="16.457cm" svg:y="26.728cm">
          <draw:text-box>
            <text:p text:style-name="P23"><text:span text:style-name="T9">F</text:span><text:span text:style-name="T9">E</text:span><text:span text:style-name="T9">A</text:span><text:span text:style-name="T9">T</text:span><text:span text:style-name="T9">U</text:span><text:span text:style-name="T9">R</text:span><text:span text:style-name="T9">E</text:span><text:span text:style-name="T9">S</text:span><text:span text:style-name="T9"> </text:span><text:span text:style-name="T9">&amp;</text:span><text:span text:style-name="T9"> </text:span><text:span text:style-name="T9">T</text:span><text:span text:style-name="T9">R</text:span><text:span text:style-name="T9">A</text:span><text:span text:style-name="T9">I</text:span><text:span text:style-name="T9">T</text:span><text:span text:style-name="T9">S</text:span></text:p>
          </draw:text-box>
        </draw:frame>
        <draw:line draw:style-name="gr48" draw:text-style-name="P35" draw:layer="layout" svg:x1="3.951cm" svg:y1="11.664cm" svg:x2="4.452cm" svg:y2="11.664cm">
          <text:p>1</text:p>
        </draw:line>
        <draw:frame draw:style-name="gr49" draw:text-style-name="P36" draw:layer="layout" svg:width="0.228cm" svg:height="0.255cm" svg:x="3.798cm" svg:y="11.466cm">
          <draw:text-box>
            <text:p text:style-name="P23"><text:span text:style-name="T10"><text:s/></text:span></text:p>
          </draw:text-box>
        </draw:frame>
        <draw:frame draw:style-name="gr49" draw:text-style-name="P36" draw:layer="layout" svg:width="0.228cm" svg:height="0.255cm" svg:x="4.453cm" svg:y="11.466cm">
          <draw:text-box>
            <text:p text:style-name="P23"><text:span text:style-name="T10"><text:s/></text:span></text:p>
          </draw:text-box>
        </draw:frame>
        <draw:path draw:style-name="gr8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1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0" draw:text-style-name="P24" draw:layer="layout" svg:width="1.81cm" svg:height="0.276cm" svg:x="4.621cm" svg:y="11.379cm">
          <draw:text-box>
            <text:p text:style-name="P23"><text:span text:style-name="T2">Acrobatics </text:span><text:span text:style-name="T11">(Dex)</text:span></text:p>
          </draw:text-box>
        </draw:frame>
        <draw:line draw:style-name="gr48" draw:text-style-name="P35" draw:layer="layout" svg:x1="3.951cm" svg:y1="12.14cm" svg:x2="4.452cm" svg:y2="12.14cm">
          <text:p>2</text:p>
        </draw:line>
        <draw:frame draw:style-name="gr29" draw:text-style-name="P24" draw:layer="layout" svg:width="0.246cm" svg:height="0.276cm" svg:x="3.798cm" svg:y="11.926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1.92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1" draw:text-style-name="P24" draw:layer="layout" svg:width="2.424cm" svg:height="0.276cm" svg:x="4.621cm" svg:y="11.855cm">
          <draw:text-box>
            <text:p text:style-name="P23"><text:span text:style-name="T2">Animal Handling </text:span><text:span text:style-name="T11">(Wis)</text:span></text:p>
          </draw:text-box>
        </draw:frame>
        <draw:line draw:style-name="gr48" draw:text-style-name="P35" draw:layer="layout" svg:x1="3.951cm" svg:y1="12.616cm" svg:x2="4.452cm" svg:y2="12.616cm">
          <text:p>2</text:p>
        </draw:line>
        <draw:frame draw:style-name="gr29" draw:text-style-name="P24" draw:layer="layout" svg:width="0.246cm" svg:height="0.276cm" svg:x="3.798cm" svg:y="12.402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2.40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2" draw:text-style-name="P24" draw:layer="layout" svg:width="1.276cm" svg:height="0.276cm" svg:x="4.621cm" svg:y="12.332cm">
          <draw:text-box>
            <text:p text:style-name="P23"><text:span text:style-name="T2">Arcana </text:span><text:span text:style-name="T11">(Int)</text:span></text:p>
          </draw:text-box>
        </draw:frame>
        <draw:line draw:style-name="gr48" draw:text-style-name="P35" draw:layer="layout" svg:x1="3.951cm" svg:y1="13.093cm" svg:x2="4.452cm" svg:y2="13.093cm">
          <text:p>3</text:p>
        </draw:line>
        <draw:frame draw:style-name="gr29" draw:text-style-name="P24" draw:layer="layout" svg:width="0.246cm" svg:height="0.276cm" svg:x="3.798cm" svg:y="12.879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2.87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3" draw:text-style-name="P24" draw:layer="layout" svg:width="1.471cm" svg:height="0.276cm" svg:x="4.621cm" svg:y="12.808cm">
          <draw:text-box>
            <text:p text:style-name="P23"><text:span text:style-name="T2">Athletics </text:span><text:span text:style-name="T11">(Str)</text:span></text:p>
          </draw:text-box>
        </draw:frame>
        <draw:line draw:style-name="gr48" draw:text-style-name="P35" draw:layer="layout" svg:x1="3.951cm" svg:y1="13.569cm" svg:x2="4.452cm" svg:y2="13.569cm">
          <text:p>2</text:p>
        </draw:line>
        <draw:frame draw:style-name="gr29" draw:text-style-name="P24" draw:layer="layout" svg:width="0.246cm" svg:height="0.276cm" svg:x="3.798cm" svg:y="13.355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3.355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4" draw:text-style-name="P24" draw:layer="layout" svg:width="1.78cm" svg:height="0.276cm" svg:x="4.621cm" svg:y="13.284cm">
          <draw:text-box>
            <text:p text:style-name="P23"><text:span text:style-name="T2">D</text:span><text:span text:style-name="T2">e</text:span><text:span text:style-name="T2">c</text:span><text:span text:style-name="T2">e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11">(</text:span><text:span text:style-name="T11">C</text:span><text:span text:style-name="T11">h</text:span><text:span text:style-name="T11">a</text:span><text:span text:style-name="T11">)</text:span></text:p>
          </draw:text-box>
        </draw:frame>
        <draw:line draw:style-name="gr48" draw:text-style-name="P35" draw:layer="layout" svg:x1="3.951cm" svg:y1="14.045cm" svg:x2="4.452cm" svg:y2="14.045cm">
          <text:p>3</text:p>
        </draw:line>
        <draw:frame draw:style-name="gr29" draw:text-style-name="P24" draw:layer="layout" svg:width="0.246cm" svg:height="0.276cm" svg:x="3.798cm" svg:y="13.831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3.831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5" draw:text-style-name="P24" draw:layer="layout" svg:width="1.264cm" svg:height="0.276cm" svg:x="4.621cm" svg:y="13.76cm">
          <draw:text-box>
            <text:p text:style-name="P23"><text:span text:style-name="T2">History </text:span><text:span text:style-name="T11">(Int)</text:span></text:p>
          </draw:text-box>
        </draw:frame>
        <draw:line draw:style-name="gr48" draw:text-style-name="P35" draw:layer="layout" svg:x1="3.951cm" svg:y1="14.521cm" svg:x2="4.452cm" svg:y2="14.521cm">
          <text:p>3</text:p>
        </draw:line>
        <draw:frame draw:style-name="gr29" draw:text-style-name="P24" draw:layer="layout" svg:width="0.246cm" svg:height="0.276cm" svg:x="3.798cm" svg:y="14.307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4.30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6" draw:text-style-name="P24" draw:layer="layout" svg:width="1.361cm" svg:height="0.276cm" svg:x="4.621cm" svg:y="14.237cm">
          <draw:text-box>
            <text:p text:style-name="P23"><text:span text:style-name="T2">Insight </text:span><text:span text:style-name="T11">(Wis)</text:span></text:p>
          </draw:text-box>
        </draw:frame>
        <draw:line draw:style-name="gr27" draw:text-style-name="P13" draw:layer="layout" svg:x1="3.951cm" svg:y1="14.998cm" svg:x2="4.452cm" svg:y2="14.998cm">
          <text:p/>
        </draw:line>
        <draw:frame draw:style-name="gr29" draw:text-style-name="P24" draw:layer="layout" svg:width="0.246cm" svg:height="0.276cm" svg:x="3.798cm" svg:y="14.784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4.784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7" draw:text-style-name="P24" draw:layer="layout" svg:width="1.929cm" svg:height="0.276cm" svg:x="4.621cm" svg:y="14.713cm">
          <draw:text-box>
            <text:p text:style-name="P23"><text:span text:style-name="T2">Intimidation </text:span><text:span text:style-name="T11">(Cha)</text:span></text:p>
          </draw:text-box>
        </draw:frame>
        <draw:line draw:style-name="gr27" draw:text-style-name="P13" draw:layer="layout" svg:x1="3.951cm" svg:y1="15.474cm" svg:x2="4.452cm" svg:y2="15.474cm">
          <text:p/>
        </draw:line>
        <draw:frame draw:style-name="gr29" draw:text-style-name="P24" draw:layer="layout" svg:width="0.246cm" svg:height="0.276cm" svg:x="3.798cm" svg:y="15.26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5.2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58" draw:text-style-name="P24" draw:layer="layout" svg:width="1.873cm" svg:height="0.276cm" svg:x="4.621cm" svg:y="15.189cm">
          <draw:text-box>
            <text:p text:style-name="P23"><text:span text:style-name="T2">I</text:span><text:span text:style-name="T2">n</text:span><text:span text:style-name="T2">v</text:span><text:span text:style-name="T2">e</text:span><text:span text:style-name="T2">s</text:span><text:span text:style-name="T2">t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11">(</text:span><text:span text:style-name="T11">I</text:span><text:span text:style-name="T11">n</text:span><text:span text:style-name="T11">t</text:span><text:span text:style-name="T11">)</text:span></text:p>
          </draw:text-box>
        </draw:frame>
        <draw:line draw:style-name="gr27" draw:text-style-name="P13" draw:layer="layout" svg:x1="3.951cm" svg:y1="15.95cm" svg:x2="4.452cm" svg:y2="15.95cm">
          <text:p/>
        </draw:line>
        <draw:frame draw:style-name="gr29" draw:text-style-name="P24" draw:layer="layout" svg:width="0.246cm" svg:height="0.276cm" svg:x="3.798cm" svg:y="15.736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5.736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59" draw:text-style-name="P24" draw:layer="layout" svg:width="1.62cm" svg:height="0.276cm" svg:x="4.621cm" svg:y="15.665cm">
          <draw:text-box>
            <text:p text:style-name="P23"><text:span text:style-name="T2">Medicine </text:span><text:span text:style-name="T11">(Wis)</text:span></text:p>
          </draw:text-box>
        </draw:frame>
        <draw:line draw:style-name="gr27" draw:text-style-name="P13" draw:layer="layout" svg:x1="3.951cm" svg:y1="16.426cm" svg:x2="4.452cm" svg:y2="16.426cm">
          <text:p/>
        </draw:line>
        <draw:frame draw:style-name="gr29" draw:text-style-name="P24" draw:layer="layout" svg:width="0.246cm" svg:height="0.276cm" svg:x="3.798cm" svg:y="16.212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6.21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0" draw:text-style-name="P24" draw:layer="layout" svg:width="1.234cm" svg:height="0.276cm" svg:x="4.621cm" svg:y="16.142cm">
          <draw:text-box>
            <text:p text:style-name="P23"><text:span text:style-name="T2">Nature </text:span><text:span text:style-name="T11">(Int)</text:span></text:p>
          </draw:text-box>
        </draw:frame>
        <draw:line draw:style-name="gr27" draw:text-style-name="P13" draw:layer="layout" svg:x1="3.951cm" svg:y1="16.903cm" svg:x2="4.452cm" svg:y2="16.903cm">
          <text:p/>
        </draw:line>
        <draw:frame draw:style-name="gr29" draw:text-style-name="P24" draw:layer="layout" svg:width="0.246cm" svg:height="0.276cm" svg:x="3.798cm" svg:y="16.689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6.68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0" draw:text-style-name="P24" draw:layer="layout" svg:width="1.81cm" svg:height="0.276cm" svg:x="4.621cm" svg:y="16.618cm">
          <draw:text-box>
            <text:p text:style-name="P23"><text:span text:style-name="T2">Perce</text:span><text:span text:style-name="T2">ption </text:span><text:span text:style-name="T11">(Wis)</text:span></text:p>
          </draw:text-box>
        </draw:frame>
        <draw:line draw:style-name="gr27" draw:text-style-name="P13" draw:layer="layout" svg:x1="3.951cm" svg:y1="17.379cm" svg:x2="4.452cm" svg:y2="17.379cm">
          <text:p/>
        </draw:line>
        <draw:frame draw:style-name="gr29" draw:text-style-name="P24" draw:layer="layout" svg:width="0.246cm" svg:height="0.276cm" svg:x="3.798cm" svg:y="17.165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7.165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1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1" draw:text-style-name="P24" draw:layer="layout" svg:width="2.077cm" svg:height="0.276cm" svg:x="4.621cm" svg:y="17.094cm">
          <draw:text-box>
            <text:p text:style-name="P23"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11">(</text:span><text:span text:style-name="T11">C</text:span><text:span text:style-name="T11">h</text:span><text:span text:style-name="T11">a</text:span><text:span text:style-name="T11">)</text:span></text:p>
          </draw:text-box>
        </draw:frame>
        <draw:line draw:style-name="gr27" draw:text-style-name="P13" draw:layer="layout" svg:x1="3.951cm" svg:y1="17.855cm" svg:x2="4.452cm" svg:y2="17.855cm">
          <text:p/>
        </draw:line>
        <draw:frame draw:style-name="gr29" draw:text-style-name="P24" draw:layer="layout" svg:width="0.246cm" svg:height="0.276cm" svg:x="3.798cm" svg:y="17.641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7.641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1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2" draw:text-style-name="P24" draw:layer="layout" svg:width="1.903cm" svg:height="0.276cm" svg:x="4.621cm" svg:y="17.57cm">
          <draw:text-box>
            <text:p text:style-name="P23"><text:span text:style-name="T2">Persuasion </text:span><text:span text:style-name="T11">(Cha)</text:span></text:p>
          </draw:text-box>
        </draw:frame>
        <draw:line draw:style-name="gr27" draw:text-style-name="P13" draw:layer="layout" svg:x1="3.951cm" svg:y1="18.331cm" svg:x2="4.452cm" svg:y2="18.331cm">
          <text:p/>
        </draw:line>
        <draw:frame draw:style-name="gr29" draw:text-style-name="P24" draw:layer="layout" svg:width="0.246cm" svg:height="0.276cm" svg:x="3.798cm" svg:y="18.117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8.11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3" draw:text-style-name="P24" draw:layer="layout" svg:width="1.387cm" svg:height="0.276cm" svg:x="4.621cm" svg:y="18.047cm">
          <draw:text-box>
            <text:p text:style-name="P23"><text:span text:style-name="T2">Religion </text:span><text:span text:style-name="T11">(Int)</text:span></text:p>
          </draw:text-box>
        </draw:frame>
        <draw:line draw:style-name="gr27" draw:text-style-name="P13" draw:layer="layout" svg:x1="3.951cm" svg:y1="18.808cm" svg:x2="4.452cm" svg:y2="18.808cm">
          <text:p/>
        </draw:line>
        <draw:frame draw:style-name="gr29" draw:text-style-name="P24" draw:layer="layout" svg:width="0.246cm" svg:height="0.276cm" svg:x="3.798cm" svg:y="18.594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8.594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4" draw:text-style-name="P24" draw:layer="layout" svg:width="2.339cm" svg:height="0.276cm" svg:x="4.621cm" svg:y="18.523cm">
          <draw:text-box>
            <text:p text:style-name="P23"><text:span text:style-name="T2">Sleight of Hand </text:span><text:span text:style-name="T11">(Dex)</text:span></text:p>
          </draw:text-box>
        </draw:frame>
        <draw:line draw:style-name="gr27" draw:text-style-name="P13" draw:layer="layout" svg:x1="3.951cm" svg:y1="19.284cm" svg:x2="4.452cm" svg:y2="19.284cm">
          <text:p/>
        </draw:line>
        <draw:frame draw:style-name="gr29" draw:text-style-name="P24" draw:layer="layout" svg:width="0.246cm" svg:height="0.276cm" svg:x="3.798cm" svg:y="19.07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9.0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1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5" draw:text-style-name="P24" draw:layer="layout" svg:width="1.429cm" svg:height="0.276cm" svg:x="4.621cm" svg:y="18.999cm">
          <draw:text-box>
            <text:p text:style-name="P23"><text:span text:style-name="T2">Stealth </text:span><text:span text:style-name="T11">(Dex)</text:span></text:p>
          </draw:text-box>
        </draw:frame>
        <draw:line draw:style-name="gr27" draw:text-style-name="P13" draw:layer="layout" svg:x1="3.951cm" svg:y1="19.76cm" svg:x2="4.452cm" svg:y2="19.76cm">
          <text:p/>
        </draw:line>
        <draw:frame draw:style-name="gr29" draw:text-style-name="P24" draw:layer="layout" svg:width="0.246cm" svg:height="0.276cm" svg:x="3.798cm" svg:y="19.546cm">
          <draw:text-box>
            <text:p text:style-name="P23"><text:span text:style-name="T2"><text:s/></text:span></text:p>
          </draw:text-box>
        </draw:frame>
        <draw:frame draw:style-name="gr29" draw:text-style-name="P24" draw:layer="layout" svg:width="0.246cm" svg:height="0.276cm" svg:x="4.453cm" svg:y="19.546cm">
          <draw:text-box>
            <text:p text:style-name="P23"><text:span text:style-name="T2"><text:s/></text:span></text:p>
          </draw:text-box>
        </draw:frame>
        <draw:frame draw:style-name="gr66" draw:text-style-name="P24" draw:layer="layout" svg:width="1.514cm" svg:height="0.276cm" svg:x="4.621cm" svg:y="19.475cm">
          <draw:text-box>
            <text:p text:style-name="P23"><text:span text:style-name="T2">Surviv</text:span><text:span text:style-name="T2">al </text:span><text:span text:style-name="T11">(Wis)</text:span></text:p>
          </draw:text-box>
        </draw:frame>
        <draw:frame draw:style-name="gr67" draw:text-style-name="P33" draw:layer="layout" svg:width="0.59cm" svg:height="0.225cm" svg:x="7.926cm" svg:y="13.505cm">
          <draw:text-box>
            <text:p text:style-name="P23"><text:span text:style-name="T7">NAME</text:span></text:p>
          </draw:text-box>
        </draw:frame>
        <draw:frame draw:style-name="gr68" draw:text-style-name="P33" draw:layer="layout" svg:width="1.175cm" svg:height="0.225cm" svg:x="10.313cm" svg:y="13.505cm">
          <draw:text-box>
            <text:p text:style-name="P23"><text:span text:style-name="T7">ATK BONUS</text:span></text:p>
          </draw:text-box>
        </draw:frame>
        <draw:frame draw:style-name="gr69" draw:text-style-name="P37" draw:layer="layout" svg:width="1.467cm" svg:height="0.225cm" svg:x="11.776cm" svg:y="13.505cm">
          <draw:text-box>
            <text:p text:style-name="P23"><text:span text:style-name="T7">DAMAGE/TYPE</text:span></text:p>
          </draw:text-box>
        </draw:frame>
        <draw:g draw:name="flaws">
          <draw:path draw:style-name="gr70" draw:text-style-name="P21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1" draw:text-style-name="P11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2" draw:text-style-name="P33" draw:layer="layout" svg:width="0.75cm" svg:height="0.225cm" svg:x="17.288cm" svg:y="12.517cm">
            <draw:text-box>
              <text:p text:style-name="P23"><text:span text:style-name="T8">F</text:span><text:span text:style-name="T8">L</text:span><text:span text:style-name="T8">A</text:span><text:span text:style-name="T8">W</text:span><text:span text:style-name="T8">S</text:span></text:p>
            </draw:text-box>
          </draw:frame>
        </draw:g>
        <draw:frame draw:style-name="gr73" draw:text-style-name="P34" draw:layer="layout" svg:width="0.802cm" svg:height="0.239cm" svg:x="8.326cm" svg:y="5.783cm">
          <draw:text-box>
            <text:p text:style-name="P23"><text:span text:style-name="T12">A</text:span><text:span text:style-name="T12">R</text:span><text:span text:style-name="T12">M</text:span><text:span text:style-name="T12">O</text:span><text:span text:style-name="T12">R</text:span></text:p>
          </draw:text-box>
        </draw:frame>
        <draw:frame draw:style-name="gr74" draw:text-style-name="P34" draw:layer="layout" svg:width="0.717cm" svg:height="0.239cm" svg:x="8.377cm" svg:y="5.968cm">
          <draw:text-box>
            <text:p text:style-name="P23"><text:span text:style-name="T12">C</text:span><text:span text:style-name="T12">L</text:span><text:span text:style-name="T12">A</text:span><text:span text:style-name="T12">S</text:span><text:span text:style-name="T12">S</text:span></text:p>
          </draw:text-box>
        </draw:frame>
        <draw:frame draw:style-name="gr75" draw:text-style-name="P34" draw:layer="layout" svg:width="2.03cm" svg:height="0.255cm" svg:x="8.37cm" svg:y="8.626cm">
          <draw:text-box>
            <text:p text:style-name="P23"><text:span text:style-name="T9"><text:s/></text:span><text:span text:style-name="T9">DAMAGE TAKEN</text:span></text:p>
          </draw:text-box>
        </draw:frame>
        <draw:frame draw:style-name="gr76" draw:text-style-name="P34" draw:layer="layout" svg:width="1.983cm" svg:height="0.255cm" svg:x="11.211cm" svg:y="8.633cm">
          <draw:text-box>
            <text:p text:style-name="P23"><text:span text:style-name="T9">TEMP HIT POINTS</text:span></text:p>
          </draw:text-box>
        </draw:frame>
        <draw:frame draw:style-name="gr77" draw:text-style-name="P36" draw:layer="layout" svg:width="1.17cm" svg:height="0.255cm" svg:x="10.176cm" svg:y="6.163cm">
          <draw:text-box>
            <text:p text:style-name="P23"><text:span text:style-name="T9">I</text:span><text:span text:style-name="T9">N</text:span><text:span text:style-name="T9">I</text:span><text:span text:style-name="T9">T</text:span><text:span text:style-name="T9">I</text:span><text:span text:style-name="T9">A</text:span><text:span text:style-name="T9">T</text:span><text:span text:style-name="T9">I</text:span><text:span text:style-name="T9">V</text:span><text:span text:style-name="T9">E</text:span></text:p>
          </draw:text-box>
        </draw:frame>
        <draw:frame draw:style-name="gr78" draw:text-style-name="P36" draw:layer="layout" svg:width="0.777cm" svg:height="0.255cm" svg:x="12.453cm" svg:y="6.163cm">
          <draw:text-box>
            <text:p text:style-name="P23"><text:span text:style-name="T9">S</text:span><text:span text:style-name="T9">P</text:span><text:span text:style-name="T9">E</text:span><text:span text:style-name="T9">E</text:span><text:span text:style-name="T9">D</text:span></text:p>
          </draw:text-box>
        </draw:frame>
        <draw:frame draw:style-name="gr79" draw:text-style-name="P38" draw:layer="layout" svg:width="2.182cm" svg:height="0.225cm" svg:x="4.784cm" svg:y="6.147cm">
          <draw:text-box>
            <text:p text:style-name="P23"><text:span text:style-name="T13">P</text:span><text:span text:style-name="T13">R</text:span><text:span text:style-name="T13">O</text:span><text:span text:style-name="T13">F</text:span><text:span text:style-name="T13">I</text:span><text:span text:style-name="T13">C</text:span><text:span text:style-name="T13">I</text:span><text:span text:style-name="T13">E</text:span><text:span text:style-name="T13">N</text:span><text:span text:style-name="T13">C</text:span><text:span text:style-name="T13">Y</text:span><text:span text:style-name="T13"> </text:span><text:span text:style-name="T13">B</text:span><text:span text:style-name="T13">O</text:span><text:span text:style-name="T13">N</text:span><text:span text:style-name="T13">U</text:span><text:span text:style-name="T13">S</text:span></text:p>
          </draw:text-box>
        </draw:frame>
        <draw:frame draw:style-name="gr80" draw:text-style-name="P36" draw:layer="layout" svg:width="1.259cm" svg:height="0.255cm" svg:x="1.451cm" svg:y="5.134cm">
          <draw:text-box>
            <text:p text:style-name="P23"><text:span text:style-name="T9">S</text:span><text:span text:style-name="T9">T</text:span><text:span text:style-name="T9">R</text:span><text:span text:style-name="T9">E</text:span><text:span text:style-name="T9">N</text:span><text:span text:style-name="T9">G</text:span><text:span text:style-name="T9">T</text:span><text:span text:style-name="T9">H</text:span></text:p>
          </draw:text-box>
        </draw:frame>
        <draw:frame draw:style-name="gr81" draw:text-style-name="P36" draw:layer="layout" svg:width="1.285cm" svg:height="0.255cm" svg:x="1.463cm" svg:y="7.669cm">
          <draw:text-box>
            <text:p text:style-name="P23"><text:span text:style-name="T9">DEXTERITY</text:span></text:p>
          </draw:text-box>
        </draw:frame>
        <draw:frame draw:style-name="gr82" draw:text-style-name="P36" draw:layer="layout" svg:width="1.594cm" svg:height="0.239cm" svg:x="1.21cm" svg:y="10.182cm">
          <draw:text-box>
            <text:p text:style-name="P23"><text:span text:style-name="T12">CONSTITUTION</text:span></text:p>
          </draw:text-box>
        </draw:frame>
        <draw:frame draw:style-name="gr83" draw:text-style-name="P36" draw:layer="layout" svg:width="1.678cm" svg:height="0.255cm" svg:x="1.27cm" svg:y="12.719cm">
          <draw:text-box>
            <text:p text:style-name="P23"><text:span text:style-name="T12">INTELLIGENCE</text:span></text:p>
          </draw:text-box>
        </draw:frame>
        <draw:frame draw:style-name="gr84" draw:text-style-name="P36" draw:layer="layout" svg:width="0.967cm" svg:height="0.255cm" svg:x="1.556cm" svg:y="15.243cm">
          <draw:text-box>
            <text:p text:style-name="P23"><text:span text:style-name="T9">WISDOM</text:span></text:p>
          </draw:text-box>
        </draw:frame>
        <draw:frame draw:style-name="gr85" draw:text-style-name="P36" draw:layer="layout" svg:width="1.234cm" svg:height="0.255cm" svg:x="1.464cm" svg:y="17.762cm">
          <draw:text-box>
            <text:p text:style-name="P23"><text:span text:style-name="T9">CHARISMA</text:span></text:p>
          </draw:text-box>
        </draw:frame>
        <draw:path draw:style-name="gr86" draw:text-style-name="P39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7" draw:text-style-name="P34" draw:layer="layout" svg:width="1.958cm" svg:height="0.255cm" svg:x="4.397cm" svg:y="10.26cm">
          <draw:text-box draw:corner-radius="0.03cm">
            <text:p text:style-name="P23"><text:span text:style-name="T9">SAVING THROWS</text:span></text:p>
          </draw:text-box>
        </draw:frame>
        <draw:frame draw:style-name="gr88" draw:text-style-name="P38" draw:layer="layout" svg:width="1.31cm" svg:height="0.225cm" svg:x="5.163cm" svg:y="4.817cm">
          <draw:text-box>
            <text:p text:style-name="P23"><text:span text:style-name="T13">I</text:span><text:span text:style-name="T13">N</text:span><text:span text:style-name="T13">S</text:span><text:span text:style-name="T13">P</text:span><text:span text:style-name="T13">I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/text:p>
          </draw:text-box>
        </draw:frame>
        <draw:path draw:style-name="gr5" draw:text-style-name="P11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1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89" draw:text-style-name="P36" draw:layer="layout" svg:width="0.815cm" svg:height="0.255cm" svg:x="4.94cm" svg:y="20.116cm">
          <draw:text-box>
            <text:p text:style-name="P23"><text:span text:style-name="T9">SKILLS</text:span></text:p>
          </draw:text-box>
        </draw:frame>
        <draw:frame draw:style-name="gr90" draw:text-style-name="P41" draw:layer="layout" svg:width="5.111cm" svg:height="4.85cm" svg:x="1.106cm" svg:y="21.89cm">
          <draw:text-box>
            <text:p text:style-name="P40"><text:span text:style-name="T14">Armor</text:span><text:span text:style-name="T15">: None</text:span></text:p>
            <text:p text:style-name="P40"><text:span text:style-name="T14">Weapons</text:span><text:span text:style-name="T15">: Simple, shortswords</text:span></text:p>
            <text:p text:style-name="P40"><text:span text:style-name="T16"/></text:p>
            <text:p text:style-name="P40"><text:span text:style-name="T14">Tool Proficiencies</text:span></text:p>
            <text:p text:style-name="P40"><text:span text:style-name="T15"><text:s text:c="2"/></text:span><text:span text:style-name="T15">Artisan Tools</text:span></text:p>
            <text:p text:style-name="P40"><text:span text:style-name="T15"><text:s text:c="2"/></text:span><text:span text:style-name="T15">Musical Instrument</text:span></text:p>
            <text:p text:style-name="P40"><text:span text:style-name="T14"/></text:p>
            <text:p text:style-name="P40"><text:span text:style-name="T14">Language Proficiencies</text:span></text:p>
            <text:p text:style-name="P40"><text:span text:style-name="T14"><text:s text:c="2"/></text:span><text:span text:style-name="T15">Common</text:span></text:p>
          </draw:text-box>
        </draw:frame>
        <draw:g draw:name="personality traits">
          <draw:path draw:style-name="gr91" draw:text-style-name="P42" draw:layer="layout" svg:width="6.155cm" svg:height="2.219cm" svg:x="14.502cm" svg:y="4.834cm" svg:viewBox="0 0 6156 2220" svg:d="M5987 0h-5820c0 89-167 138-167 138v2082h97c0 0 80-140 333 0h5293c255-140 336 0 336 0h97v-2082c0 0-169-49-169-138z">
            <text:p/>
          </draw:path>
          <draw:path draw:style-name="gr5" draw:text-style-name="P11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2" draw:text-style-name="P33" draw:layer="layout" svg:width="2.338cm" svg:height="0.225cm" svg:x="16.557cm" svg:y="6.719cm">
            <draw:text-box>
              <text:p text:style-name="P23"><text:span text:style-name="T8">P</text:span><text:span text:style-name="T8">E</text:span><text:span text:style-name="T8">R</text:span><text:span text:style-name="T8">S</text:span><text:span text:style-name="T8">O</text:span><text:span text:style-name="T8">N</text:span><text:span text:style-name="T8">A</text:span><text:span text:style-name="T8">L</text:span><text:span text:style-name="T8">I</text:span><text:span text:style-name="T8">T</text:span><text:span text:style-name="T8">Y</text:span><text:span text:style-name="T8"> </text:span><text:span text:style-name="T8">T</text:span><text:span text:style-name="T8">R</text:span><text:span text:style-name="T8">A</text:span><text:span text:style-name="T8">I</text:span><text:span text:style-name="T8">T</text:span><text:span text:style-name="T8">S</text:span></text:p>
            </draw:text-box>
          </draw:frame>
        </draw:g>
        <draw:frame draw:style-name="gr93" draw:text-style-name="P44" draw:layer="layout" svg:width="0.835cm" svg:height="8.585cm" svg:x="3.792cm" svg:y="11.295cm">
          <draw:text-box>
            <text:p text:style-name="P43"><text:span text:style-name="T17">+2</text:span></text:p>
            <text:p text:style-name="P43"><text:span text:style-name="T17"><text:s text:c="2"/></text:span><text:span text:style-name="T17">0</text:span></text:p>
            <text:p text:style-name="P43"><text:span text:style-name="T17">+6</text:span></text:p>
            <text:p text:style-name="P43"><text:span text:style-name="T17"><text:s/></text:span><text:span text:style-name="T17">-1</text:span></text:p>
            <text:p text:style-name="P43"><text:span text:style-name="T17">+1</text:span></text:p>
            <text:p text:style-name="P43"><text:span text:style-name="T17">+6</text:span></text:p>
            <text:p text:style-name="P43"><text:span text:style-name="T17"><text:s text:c="2"/></text:span><text:span text:style-name="T17">0</text:span></text:p>
            <text:p text:style-name="P43"><text:span text:style-name="T17">+1</text:span></text:p>
            <text:p text:style-name="P43"><text:span text:style-name="T17">+6</text:span></text:p>
            <text:p text:style-name="P43"><text:span text:style-name="T17">+5</text:span></text:p>
            <text:p text:style-name="P43"><text:span text:style-name="T17">+4</text:span></text:p>
            <text:p text:style-name="P43"><text:span text:style-name="T17"><text:s text:c="2"/></text:span><text:span text:style-name="T17">0</text:span></text:p>
            <text:p text:style-name="P43"><text:span text:style-name="T17">+1</text:span></text:p>
            <text:p text:style-name="P43"><text:span text:style-name="T17">+1</text:span></text:p>
            <text:p text:style-name="P43"><text:span text:style-name="T17">+4</text:span></text:p>
            <text:p text:style-name="P43"><text:span text:style-name="T17">+2</text:span></text:p>
            <text:p text:style-name="P43"><text:span text:style-name="T17">+2</text:span></text:p>
            <text:p text:style-name="P43"><text:span text:style-name="T17"><text:s text:c="2"/></text:span><text:span text:style-name="T17">0</text:span></text:p>
          </draw:text-box>
        </draw:frame>
        <draw:polygon draw:style-name="gr4" draw:text-style-name="P5" draw:layer="layout" svg:width="2.303cm" svg:height="0.559cm" svg:x="7.8cm" svg:y="15.896cm" svg:viewBox="0 0 2304 560" draw:points="2304,477 2304,0 86,0 0,83 0,560 2219,560">
          <text:p/>
        </draw:polygon>
        <draw:polygon draw:style-name="gr4" draw:text-style-name="P7" draw:layer="layout" svg:width="2.191cm" svg:height="0.559cm" svg:x="11.541cm" svg:y="15.896cm" svg:viewBox="0 0 2192 560" draw:points="2192,477 2192,0 84,0 0,83 0,560 2109,560">
          <text:p/>
        </draw:polygon>
        <draw:polygon draw:style-name="gr4" draw:text-style-name="P6" draw:layer="layout" svg:width="1.1cm" svg:height="0.559cm" svg:x="10.29cm" svg:y="15.896cm" svg:viewBox="0 0 1101 560" draw:points="1101,477 1101,0 84,0 0,83 0,560 1018,560">
          <text:p/>
        </draw:polygon>
        <draw:frame draw:style-name="gr94" draw:text-style-name="P47" draw:layer="layout" svg:width="6.067cm" svg:height="3.06cm" svg:x="7.766cm" svg:y="17.126cm">
          <draw:text-box>
            <text:p text:style-name="P45"><text:span text:style-name="T18"/></text:p>
            <text:p text:style-name="P45"><text:span text:style-name="T19"/></text:p>
            <text:p text:style-name="P45"><text:span text:style-name="T19"/></text:p>
            <text:p text:style-name="P45"><text:span text:style-name="T20"/></text:p>
            <text:p text:style-name="P45"><text:span text:style-name="T18"/></text:p>
            <text:p text:style-name="P45"/>
            <text:p text:style-name="P45"><text:span text:style-name="T21"/></text:p>
            <text:p text:style-name="P46"><text:span text:style-name="T22"/></text:p>
            <text:p text:style-name="P46"><text:span text:style-name="T22"/></text:p>
            <text:p text:style-name="P46"><text:span text:style-name="T22"/></text:p>
          </draw:text-box>
        </draw:frame>
        <draw:frame draw:style-name="gr95" draw:text-style-name="P49" draw:layer="layout" svg:width="1.526cm" svg:height="0.255cm" svg:x="10.02cm" svg:y="20.094cm">
          <draw:text-box>
            <text:p text:style-name="P48"><text:span text:style-name="T9">MAGIC ITEMS</text:span></text:p>
          </draw:text-box>
        </draw:frame>
        <draw:path draw:style-name="gr5" draw:text-style-name="P11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96" draw:text-style-name="P50" draw:layer="layout" svg:x1="10.75cm" svg:y1="8.789cm" svg:x2="10.75cm" svg:y2="7.475cm">
          <text:p/>
        </draw:line>
        <draw:polygon draw:style-name="gr8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5" draw:text-style-name="P11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97" draw:text-style-name="P21" draw:layer="layout" svg:width="2.727cm" svg:height="1.675cm" svg:x="7.917cm" svg:y="9.219cm" svg:viewBox="0 0 2728 1676" draw:points="2728,148 2728,1528 2579,1676 149,1676 0,1528 0,148 149,0 2579,0">
          <text:p text:style-name="P51"><text:span text:style-name="T23"/></text:p>
          <text:p text:style-name="P51"><text:span text:style-name="T23">1d8</text:span></text:p>
        </draw:polygon>
        <draw:path draw:style-name="gr5" draw:text-style-name="P11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1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1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7" draw:text-style-name="P13" draw:layer="layout" svg:x1="8.711cm" svg:y1="9.649cm" svg:x2="10.397cm" svg:y2="9.649cm">
          <text:p/>
        </draw:line>
        <draw:frame draw:style-name="gr98" draw:text-style-name="P38" draw:layer="layout" svg:width="1.424cm" svg:height="0.225cm" svg:x="11.662cm" svg:y="10.566cm">
          <draw:text-box>
            <text:p text:style-name="P23"><text:span text:style-name="T8">DEATH SAVES</text:span></text:p>
          </draw:text-box>
        </draw:frame>
        <draw:frame draw:style-name="gr99" draw:text-style-name="P38" draw:layer="layout" svg:width="0.87cm" svg:height="0.225cm" svg:x="8.874cm" svg:y="10.566cm">
          <draw:text-box>
            <text:p text:style-name="P23"><text:span text:style-name="T8">HIT DICE</text:span></text:p>
          </draw:text-box>
        </draw:frame>
        <draw:frame draw:style-name="gr100" draw:text-style-name="P24" draw:layer="layout" svg:width="0.544cm" svg:height="0.276cm" svg:x="8.106cm" svg:y="9.413cm">
          <draw:text-box>
            <text:p text:style-name="P23"><text:span text:style-name="T4">Total</text:span></text:p>
          </draw:text-box>
        </draw:frame>
        <draw:frame draw:style-name="gr101" draw:text-style-name="P38" draw:layer="layout" svg:width="1.17cm" svg:height="0.217cm" svg:x="11.045cm" svg:y="9.496cm">
          <draw:text-box>
            <text:p text:style-name="P23"><text:span text:style-name="T24">SUCCESSES</text:span></text:p>
          </draw:text-box>
        </draw:frame>
        <draw:frame draw:style-name="gr102" draw:text-style-name="P38" draw:layer="layout" svg:width="0.997cm" svg:height="0.225cm" svg:x="11.223cm" svg:y="10.026cm">
          <draw:text-box>
            <text:p text:style-name="P23"><text:span text:style-name="T8">FAILURES</text:span></text:p>
          </draw:text-box>
        </draw:frame>
        <draw:g draw:name="ideals box">
          <draw:path draw:name="ideals" draw:style-name="gr8" draw:text-style-name="P12" draw:layer="layout" svg:width="6.205cm" svg:height="1.718cm" svg:x="14.508cm" svg:y="7.243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3" draw:text-style-name="P33" draw:layer="layout" svg:width="0.778cm" svg:height="0.225cm" svg:x="17.265cm" svg:y="8.624cm">
            <draw:text-box>
              <text:p text:style-name="P23"><text:span text:style-name="T8">IDEAL</text:span><text:span text:style-name="T8">S</text:span></text:p>
            </draw:text-box>
          </draw:frame>
        </draw:g>
        <draw:g draw:name="bonds">
          <draw:path draw:style-name="gr8" draw:text-style-name="P12" draw:layer="layout" svg:width="6.205cm" svg:height="1.718cm" svg:x="14.508cm" svg:y="9.208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04" draw:text-style-name="P33" draw:layer="layout" svg:width="0.78cm" svg:height="0.225cm" svg:x="17.245cm" svg:y="10.594cm">
            <draw:text-box>
              <text:p text:style-name="P23"><text:span text:style-name="T8">B</text:span><text:span text:style-name="T8">O</text:span><text:span text:style-name="T8">N</text:span><text:span text:style-name="T8">D</text:span><text:span text:style-name="T8">S</text:span></text:p>
            </draw:text-box>
          </draw:frame>
        </draw:g>
        <draw:g draw:name="Ki points box">
          <draw:path draw:style-name="gr8" draw:text-style-name="P21" draw:layer="layout" svg:width="5.783cm" svg:height="1.725cm" svg:x="7.921cm" svg:y="11.092cm" svg:viewBox="0 0 5784 1726" svg:d="M157 1726h5470c0-90 157-139 157-139v-1587h-91c0 0-74 140-314 0h-4974c-240 140-314 0-314 0h-91v1587c0 0 157 49 157 139z">
            <text:p/>
          </draw:path>
          <draw:path draw:style-name="gr5" draw:text-style-name="P11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  <text:p/>
          </draw:path>
          <draw:path draw:style-name="gr5" draw:text-style-name="P31" draw:layer="layout" svg:width="1.238cm" svg:height="0.33cm" svg:x="10.071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1" draw:layer="layout" svg:width="1.238cm" svg:height="0.33cm" svg:x="9.1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frame draw:style-name="gr105" draw:text-style-name="P33" draw:layer="layout" svg:width="0.955cm" svg:height="0.217cm" svg:x="8.134cm" svg:y="11.404cm">
            <draw:text-box>
              <text:p text:style-name="P23"><text:span text:style-name="T24">K</text:span><text:span text:style-name="T24">I </text:span><text:span text:style-name="T24">P</text:span><text:span text:style-name="T24">O</text:span><text:span text:style-name="T24">I</text:span><text:span text:style-name="T24">N</text:span><text:span text:style-name="T24">T</text:span><text:span text:style-name="T24">S</text:span></text:p>
            </draw:text-box>
          </draw:frame>
          <draw:frame draw:style-name="gr106" draw:text-style-name="P34" draw:layer="layout" svg:width="0.629cm" svg:height="0.255cm" svg:x="10.481cm" svg:y="12.527cm">
            <draw:text-box>
              <text:p text:style-name="P23"><text:span text:style-name="T9">M</text:span><text:span text:style-name="T9">o</text:span><text:span text:style-name="T9">n</text:span><text:span text:style-name="T9">k</text:span></text:p>
            </draw:text-box>
          </draw:frame>
          <draw:path draw:style-name="gr5" draw:text-style-name="P31" draw:layer="layout" svg:width="1.238cm" svg:height="0.33cm" svg:x="10.072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1" draw:layer="layout" svg:width="1.238cm" svg:height="0.33cm" svg:x="9.164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1" draw:layer="layout" svg:width="1.238cm" svg:height="0.33cm" svg:x="12.272cm" svg:y="11.3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1" draw:layer="layout" svg:width="1.238cm" svg:height="0.33cm" svg:x="11.364cm" svg:y="11.3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1" draw:layer="layout" svg:width="1.238cm" svg:height="0.33cm" svg:x="12.272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1" draw:layer="layout" svg:width="1.238cm" svg:height="0.33cm" svg:x="11.364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frame draw:style-name="gr107" draw:text-style-name="P33" draw:layer="layout" svg:width="2.178cm" svg:height="0.217cm" svg:x="8.135cm" svg:y="12.257cm">
            <draw:text-box>
              <text:p text:style-name="P23"><text:span text:style-name="T24">M</text:span><text:span text:style-name="T24">A</text:span><text:span text:style-name="T24">R</text:span><text:span text:style-name="T24">T</text:span><text:span text:style-name="T24">I</text:span><text:span text:style-name="T24">A</text:span><text:span text:style-name="T24">L</text:span><text:span text:style-name="T24"> </text:span><text:span text:style-name="T24">A</text:span><text:span text:style-name="T24">R</text:span><text:span text:style-name="T24">T</text:span><text:span text:style-name="T24">S</text:span><text:span text:style-name="T24"> </text:span><text:span text:style-name="T24">_</text:span><text:span text:style-name="T24">_</text:span><text:span text:style-name="T24">_</text:span><text:span text:style-name="T24">_</text:span><text:span text:style-name="T24">_</text:span><text:span text:style-name="T24">_</text:span><text:span text:style-name="T24">_</text:span></text:p>
            </draw:text-box>
          </draw:frame>
          <draw:frame draw:style-name="gr108" draw:text-style-name="P33" draw:layer="layout" svg:width="3.02cm" svg:height="0.217cm" svg:x="10.435cm" svg:y="12.257cm">
            <draw:text-box>
              <text:p text:style-name="P23"><text:span text:style-name="T24">U</text:span><text:span text:style-name="T24">N</text:span><text:span text:style-name="T24">A</text:span><text:span text:style-name="T24">R</text:span><text:span text:style-name="T24">M</text:span><text:span text:style-name="T24">O</text:span><text:span text:style-name="T24">R</text:span><text:span text:style-name="T24">E</text:span><text:span text:style-name="T24">D</text:span><text:span text:style-name="T24"> </text:span><text:span text:style-name="T24">M</text:span><text:span text:style-name="T24">O</text:span><text:span text:style-name="T24">V</text:span><text:span text:style-name="T24">E</text:span><text:span text:style-name="T24">M</text:span><text:span text:style-name="T24">E</text:span><text:span text:style-name="T24">N</text:span><text:span text:style-name="T24">T</text:span><text:span text:style-name="T24">_</text:span><text:span text:style-name="T24">_</text:span><text:span text:style-name="T24">_</text:span><text:span text:style-name="T24">_</text:span><text:span text:style-name="T24">_</text:span><text:span text:style-name="T24">_</text:span></text:p>
            </draw:text-box>
          </draw:frame>
        </draw:g>
        <draw:frame draw:style-name="gr109" draw:text-style-name="P53" draw:layer="layout" svg:width="6.364cm" svg:height="13.032cm" svg:x="14.447cm" svg:y="13.623cm">
          <draw:text-box>
            <text:p text:style-name="P52"><text:span text:style-name="T18">Unarmored Defense:</text:span><text:span text:style-name="T25"> </text:span><text:span text:style-name="T26">AC=10+DEX+WIS</text:span></text:p>
            <text:p text:style-name="P52"><text:span text:style-name="T14">Unarmored Movement: </text:span><text:span text:style-name="T26">+spd iff unarmored</text:span></text:p>
            <text:p text:style-name="P52"><text:span text:style-name="T14">Slow Fall:</text:span><text:span text:style-name="T26"> reaction lowers fall dmg 5xMONK</text:span></text:p>
            <text:p text:style-name="P52"><text:span text:style-name="T26"/></text:p>
            <text:p text:style-name="P52"><text:span text:style-name="T14">Martial Arts</text:span></text:p>
            <text:p text:style-name="P52"><text:span text:style-name="T26">• </text:span><text:span text:style-name="T26">use DEX on unarmed &amp; monk weapon atks</text:span></text:p>
            <text:p text:style-name="P52"><text:span text:style-name="T26">• </text:span><text:span text:style-name="T26">use Martial Arts die for unarmed attacks</text:span></text:p>
            <text:p text:style-name="P52"><text:span text:style-name="T26">• </text:span><text:span text:style-name="T26">after unarmored or monk weapon Attack, add bonus action unarmed atk </text:span></text:p>
            <text:p text:style-name="P52"><text:span text:style-name="T26"/></text:p>
            <text:p text:style-name="P52"><text:span text:style-name="T14">Ki Abilities</text:span></text:p>
            <text:p text:style-name="P52"><text:span text:style-name="T27">Flurry of Blows</text:span><text:span text:style-name="T28"> </text:span><text:span text:style-name="T29">(1ki) </text:span></text:p>
            <text:p text:style-name="P52"><text:span text:style-name="T29"><text:s text:c="2"/></text:span><text:span text:style-name="T26">after Attack, get 2 unarmed atks as bonus</text:span></text:p>
            <text:p text:style-name="P52"><text:span text:style-name="T27">Patient Defense</text:span><text:span text:style-name="T29"> (</text:span><text:span text:style-name="T26">1ki) </text:span></text:p>
            <text:p text:style-name="P52"><text:span text:style-name="T26"><text:s text:c="2"/></text:span><text:span text:style-name="T26">use Dodge as a bonus action </text:span></text:p>
            <text:p text:style-name="P52"><text:span text:style-name="T27">Step of the Wind</text:span><text:span text:style-name="T29"> (1ki) </text:span></text:p>
            <text:p text:style-name="P52"><text:span text:style-name="T29"><text:s text:c="2"/></text:span><text:span text:style-name="T26">Disengage, Dash as bonus &amp; 2x jump dist</text:span></text:p>
            <text:p text:style-name="P52"><text:span text:style-name="T14"/></text:p>
            <text:p text:style-name="P52"><text:span text:style-name="T14">Deflect Missiles</text:span></text:p>
            <text:p text:style-name="P52"><text:span text:style-name="T26">• </text:span><text:span text:style-name="T26">Reaction to take 1d10+DEX+MONK less from ranged attacks</text:span></text:p>
            <text:p text:style-name="P52"><text:span text:style-name="T26">• </text:span><text:span text:style-name="T26">(1ki) If reduced to 0 dmg, you throw it back as a ranged attack with a monk weapon</text:span></text:p>
            <text:p text:style-name="P52"><text:span text:style-name="T26"/></text:p>
            <text:p text:style-name="P52"><text:span text:style-name="T14">Monastic Tradition: ____________</text:span></text:p>
            <text:p text:style-name="P52"><text:span text:style-name="T15"/></text:p>
          </draw:text-box>
        </draw:frame>
      </draw:page>
      <draw:page draw:name="page2" draw:style-name="dp1" draw:master-page-name="master-page68">
        <draw:path draw:style-name="gr1" draw:text-style-name="P4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2" draw:layer="layout" svg:width="1.981cm" svg:height="0.153cm" svg:x="5.308cm" svg:y="1.502cm" svg:viewBox="0 0 1982 154" draw:points="1019,154 1982,68 1019,0 0,77">
          <text:p/>
        </draw:polygon>
        <draw:polygon draw:style-name="gr8" draw:text-style-name="P12" draw:layer="layout" svg:width="1.321cm" svg:height="0.102cm" svg:x="5.836cm" svg:y="1.355cm" svg:viewBox="0 0 1322 103" draw:points="681,103 1322,46 681,0 0,52">
          <text:p/>
        </draw:polygon>
        <draw:polygon draw:style-name="gr8" draw:text-style-name="P12" draw:layer="layout" svg:width="0.975cm" svg:height="0.075cm" svg:x="5.491cm" svg:y="1.294cm" svg:viewBox="0 0 976 76" draw:points="502,76 976,35 502,0 0,39">
          <text:p/>
        </draw:polygon>
        <draw:polygon draw:style-name="gr8" draw:text-style-name="P12" draw:layer="layout" svg:width="0.916cm" svg:height="0.07cm" svg:x="6.508cm" svg:y="1.223cm" svg:viewBox="0 0 917 71" draw:points="472,71 917,32 472,0 0,36">
          <text:p/>
        </draw:polygon>
        <draw:polygon draw:style-name="gr8" draw:text-style-name="P12" draw:layer="layout" svg:width="1.318cm" svg:height="0.101cm" svg:x="5.587cm" svg:y="1.645cm" svg:viewBox="0 0 1319 102" draw:points="679,102 1319,46 679,0 0,51">
          <text:p/>
        </draw:polygon>
        <draw:polygon draw:style-name="gr8" draw:text-style-name="P12" draw:layer="layout" svg:width="1.359cm" svg:height="0.104cm" svg:x="1.874cm" svg:y="1.113cm" svg:viewBox="0 0 1360 105" draw:points="700,105 1360,46 700,0 0,52">
          <text:p/>
        </draw:polygon>
        <draw:polygon draw:style-name="gr8" draw:text-style-name="P12" draw:layer="layout" svg:width="1.044cm" svg:height="0.079cm" svg:x="2.148cm" svg:y="1.198cm" svg:viewBox="0 0 1045 80" draw:points="538,80 1045,36 538,0 0,40">
          <text:p/>
        </draw:polygon>
        <draw:polygon draw:style-name="gr8" draw:text-style-name="P12" draw:layer="layout" svg:width="1.044cm" svg:height="0.08cm" svg:x="1.85cm" svg:y="1.496cm" svg:viewBox="0 0 1045 81" draw:points="537,81 1045,36 537,0 0,40">
          <text:p/>
        </draw:polygon>
        <draw:polygon draw:style-name="gr8" draw:text-style-name="P12" draw:layer="layout" svg:width="0.923cm" svg:height="0.071cm" svg:x="2.067cm" svg:y="1.609cm" svg:viewBox="0 0 924 72" draw:points="476,72 924,31 476,0 0,35">
          <text:p/>
        </draw:polygon>
        <draw:polygon draw:style-name="gr6" draw:text-style-name="P12" draw:layer="layout" svg:width="5.274cm" svg:height="5.203cm" svg:x="14.724cm" svg:y="5.024cm" svg:viewBox="0 0 5275 5204" draw:points="5275,5204 0,5204 0,0 5275,0">
          <text:p/>
        </draw:polygon>
        <draw:polygon draw:style-name="gr4" draw:text-style-name="P54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1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1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2" draw:layer="layout" svg:width="11.074cm" svg:height="2.139cm" svg:x="9.225cm" svg:y="1.596cm" svg:viewBox="0 0 11075 2140" draw:points="11075,2140 0,2140 0,0 11075,0">
          <text:p/>
        </draw:polygon>
        <draw:path draw:style-name="gr5" draw:text-style-name="P11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1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6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17" draw:text-style-name="P13" draw:layer="layout" svg:x1="9.348cm" svg:y1="2.357cm" svg:x2="20.207cm" svg:y2="2.357cm">
          <text:p/>
        </draw:line>
        <draw:line draw:style-name="gr17" draw:text-style-name="P13" draw:layer="layout" svg:x1="9.348cm" svg:y1="3.277cm" svg:x2="20.207cm" svg:y2="3.277cm">
          <text:p/>
        </draw:line>
        <draw:path draw:style-name="gr5" draw:text-style-name="P11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1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1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1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1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3" draw:layer="layout" svg:width="5.274cm" svg:height="0.281cm" svg:x="14.724cm" svg:y="4.889cm" svg:viewBox="0 0 5275 282" svg:d="M5275 282c-168-123-245-282-245-282h-4785c0 0-77 159-245 282">
          <text:p/>
        </draw:path>
        <draw:path draw:style-name="gr110" draw:text-style-name="P13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1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3" draw:layer="layout" svg:width="5.274cm" svg:height="0.282cm" svg:x="14.724cm" svg:y="10.081cm" svg:viewBox="0 0 5275 283" svg:d="M0 0c168 124 245 283 245 283h4785c0 0 77-159 245-283">
          <text:p/>
        </draw:path>
        <draw:path draw:style-name="gr110" draw:text-style-name="P13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1" draw:layer="layout" svg:width="0.09cm" svg:height="0.091cm" svg:x="17.316cm" svg:y="10.081cm" svg:viewBox="0 0 91 92" svg:d="M0 47c0-26 21-47 46-47s45 21 45 47c0 25-20 45-45 45s-46-20-46-45z">
          <text:p/>
        </draw:path>
        <draw:frame draw:style-name="gr21" draw:text-style-name="P24" draw:layer="layout" svg:width="2.313cm" svg:height="0.276cm" svg:x="2.474cm" svg:y="3.274cm">
          <draw:text-box>
            <text:p text:style-name="P23"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 </text:span><text:span text:style-name="T2">N</text:span><text:span text:style-name="T2">A</text:span><text:span text:style-name="T2">M</text:span><text:span text:style-name="T2">E</text:span></text:p>
          </draw:text-box>
        </draw:frame>
        <draw:frame draw:style-name="gr111" draw:text-style-name="P24" draw:layer="layout" svg:width="0.662cm" svg:height="0.276cm" svg:x="9.374cm" svg:y="3.281cm">
          <draw:text-box>
            <text:p text:style-name="P23"><text:span text:style-name="T2">E</text:span><text:span text:style-name="T2">Y</text:span><text:span text:style-name="T2">E</text:span><text:span text:style-name="T2">S</text:span></text:p>
          </draw:text-box>
        </draw:frame>
        <draw:frame draw:style-name="gr112" draw:text-style-name="P24" draw:layer="layout" svg:width="0.523cm" svg:height="0.276cm" svg:x="9.374cm" svg:y="2.361cm">
          <draw:text-box>
            <text:p text:style-name="P23"><text:span text:style-name="T2">A</text:span><text:span text:style-name="T2">G</text:span><text:span text:style-name="T2">E</text:span></text:p>
          </draw:text-box>
        </draw:frame>
        <draw:frame draw:style-name="gr113" draw:text-style-name="P24" draw:layer="layout" svg:width="0.984cm" svg:height="0.276cm" svg:x="16.765cm" svg:y="2.361cm">
          <draw:text-box>
            <text:p text:style-name="P23"><text:span text:style-name="T2">W</text:span><text:span text:style-name="T2">E</text:span><text:span text:style-name="T2">I</text:span><text:span text:style-name="T2">G</text:span><text:span text:style-name="T2">H</text:span><text:span text:style-name="T2">T</text:span></text:p>
          </draw:text-box>
        </draw:frame>
        <draw:frame draw:style-name="gr114" draw:text-style-name="P24" draw:layer="layout" svg:width="0.929cm" svg:height="0.276cm" svg:x="13.352cm" svg:y="2.361cm">
          <draw:text-box>
            <text:p text:style-name="P23"><text:span text:style-name="T2">H</text:span><text:span text:style-name="T2">E</text:span><text:span text:style-name="T2">I</text:span><text:span text:style-name="T2">G</text:span><text:span text:style-name="T2">H</text:span><text:span text:style-name="T2">T</text:span></text:p>
          </draw:text-box>
        </draw:frame>
        <draw:frame draw:style-name="gr115" draw:text-style-name="P24" draw:layer="layout" svg:width="0.59cm" svg:height="0.276cm" svg:x="16.765cm" svg:y="3.287cm">
          <draw:text-box>
            <text:p text:style-name="P23"><text:span text:style-name="T2">H</text:span><text:span text:style-name="T2">A</text:span><text:span text:style-name="T2">I</text:span><text:span text:style-name="T2">R</text:span></text:p>
          </draw:text-box>
        </draw:frame>
        <draw:frame draw:style-name="gr116" draw:text-style-name="P24" draw:layer="layout" svg:width="0.578cm" svg:height="0.276cm" svg:x="13.352cm" svg:y="3.28cm">
          <draw:text-box>
            <text:p text:style-name="P23"><text:span text:style-name="T2">S</text:span><text:span text:style-name="T2">K</text:span><text:span text:style-name="T2">I</text:span><text:span text:style-name="T2">N</text:span></text:p>
          </draw:text-box>
        </draw:frame>
        <draw:frame draw:style-name="gr67" draw:text-style-name="P38" draw:layer="layout" svg:width="0.59cm" svg:height="0.225cm" svg:x="14.891cm" svg:y="5.131cm">
          <draw:text-box>
            <text:p text:style-name="P23"><text:span text:style-name="T7">N</text:span><text:span text:style-name="T7">A</text:span><text:span text:style-name="T7">M</text:span><text:span text:style-name="T7">E</text:span></text:p>
          </draw:text-box>
        </draw:frame>
        <draw:frame draw:style-name="gr80" draw:text-style-name="P36" draw:layer="layout" svg:width="1.259cm" svg:height="0.255cm" svg:x="13.604cm" svg:y="26.722cm">
          <draw:text-box>
            <text:p text:style-name="P23"><text:span text:style-name="T9">T</text:span><text:span text:style-name="T9">R</text:span><text:span text:style-name="T9">E</text:span><text:span text:style-name="T9">A</text:span><text:span text:style-name="T9">S</text:span><text:span text:style-name="T9">U</text:span><text:span text:style-name="T9">R</text:span><text:span text:style-name="T9">E</text:span></text:p>
          </draw:text-box>
        </draw:frame>
        <draw:frame draw:style-name="gr117" draw:text-style-name="P36" draw:layer="layout" svg:width="2.961cm" svg:height="0.255cm" svg:x="2.883cm" svg:y="26.724cm">
          <draw:text-box>
            <text:p text:style-name="P23"><text:span text:style-name="T9">C</text:span><text:span text:style-name="T9">H</text:span><text:span text:style-name="T9">A</text:span><text:span text:style-name="T9">R</text:span><text:span text:style-name="T9">A</text:span><text:span text:style-name="T9">C</text:span><text:span text:style-name="T9">T</text:span><text:span text:style-name="T9">E</text:span><text:span text:style-name="T9">R</text:span><text:span text:style-name="T9"> </text:span><text:span text:style-name="T9">B</text:span><text:span text:style-name="T9">A</text:span><text:span text:style-name="T9">C</text:span><text:span text:style-name="T9">K</text:span><text:span text:style-name="T9">S</text:span><text:span text:style-name="T9">T</text:span><text:span text:style-name="T9">O</text:span><text:span text:style-name="T9">R</text:span><text:span text:style-name="T9">Y</text:span></text:p>
          </draw:text-box>
        </draw:frame>
        <draw:frame draw:style-name="gr118" draw:text-style-name="P36" draw:layer="layout" svg:width="3.114cm" svg:height="0.255cm" svg:x="2.812cm" svg:y="12.47cm">
          <draw:text-box>
            <text:p text:style-name="P23"><text:span text:style-name="T9">C</text:span><text:span text:style-name="T9">H</text:span><text:span text:style-name="T9">A</text:span><text:span text:style-name="T9">R</text:span><text:span text:style-name="T9">A</text:span><text:span text:style-name="T9">C</text:span><text:span text:style-name="T9">T</text:span><text:span text:style-name="T9">E</text:span><text:span text:style-name="T9">R</text:span><text:span text:style-name="T9"> </text:span><text:span text:style-name="T9">A</text:span><text:span text:style-name="T9">P</text:span><text:span text:style-name="T9">P</text:span><text:span text:style-name="T9">E</text:span><text:span text:style-name="T9">A</text:span><text:span text:style-name="T9">R</text:span><text:span text:style-name="T9">A</text:span><text:span text:style-name="T9">N</text:span><text:span text:style-name="T9">C</text:span><text:span text:style-name="T9">E</text:span></text:p>
          </draw:text-box>
        </draw:frame>
        <draw:frame draw:style-name="gr119" draw:text-style-name="P36" draw:layer="layout" svg:width="3.825cm" svg:height="0.255cm" svg:x="12.433cm" svg:y="20.544cm">
          <draw:text-box>
            <text:p text:style-name="P23"><text:span text:style-name="T9">A</text:span><text:span text:style-name="T9">D</text:span><text:span text:style-name="T9">D</text:span><text:span text:style-name="T9">I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F</text:span><text:span text:style-name="T9">E</text:span><text:span text:style-name="T9">A</text:span><text:span text:style-name="T9">T</text:span><text:span text:style-name="T9">U</text:span><text:span text:style-name="T9">R</text:span><text:span text:style-name="T9">E</text:span><text:span text:style-name="T9">S</text:span><text:span text:style-name="T9"> </text:span><text:span text:style-name="T9">&amp;</text:span><text:span text:style-name="T9"> </text:span><text:span text:style-name="T9">T</text:span><text:span text:style-name="T9">R</text:span><text:span text:style-name="T9">A</text:span><text:span text:style-name="T9">I</text:span><text:span text:style-name="T9">T</text:span><text:span text:style-name="T9">S</text:span></text:p>
          </draw:text-box>
        </draw:frame>
        <draw:frame draw:style-name="gr120" draw:text-style-name="P36" draw:layer="layout" svg:width="3.025cm" svg:height="0.255cm" svg:x="12.764cm" svg:y="12.47cm">
          <draw:text-box>
            <text:p text:style-name="P23"><text:span text:style-name="T9">A</text:span><text:span text:style-name="T9">L</text:span><text:span text:style-name="T9">L</text:span><text:span text:style-name="T9">I</text:span><text:span text:style-name="T9">E</text:span><text:span text:style-name="T9">S</text:span><text:span text:style-name="T9"> </text:span><text:span text:style-name="T9">&amp;</text:span><text:span text:style-name="T9"> </text:span><text:span text:style-name="T9">O</text:span><text:span text:style-name="T9">R</text:span><text:span text:style-name="T9">G</text:span><text:span text:style-name="T9">A</text:span><text:span text:style-name="T9">N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/text:p>
          </draw:text-box>
        </draw:frame>
        <draw:path draw:style-name="gr5" draw:text-style-name="P11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1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1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1" draw:text-style-name="P36" draw:layer="layout" svg:width="0.98cm" svg:height="0.255cm" svg:x="16.924cm" svg:y="10.438cm">
          <draw:text-box>
            <text:p text:style-name="P23"><text:span text:style-name="T30">S</text:span><text:span text:style-name="T30">Y</text:span><text:span text:style-name="T30">M</text:span><text:span text:style-name="T30">B</text:span><text:span text:style-name="T30">O</text:span><text:span text:style-name="T30">L</text:span></text:p>
          </draw:text-box>
        </draw:frame>
        <draw:frame draw:style-name="gr25" draw:text-style-name="P25" draw:layer="layout" svg:width="9.43cm" svg:height="0.196cm" svg:x="6.098cm" svg:y="27.272cm">
          <draw:text-box>
            <text:p text:style-name="P23"><text:span text:style-name="T31">T</text:span><text:span text:style-name="T31">M</text:span><text:span text:style-name="T31"> </text:span><text:span text:style-name="T31">&amp;</text:span><text:span text:style-name="T31"> </text:span><text:span text:style-name="T31">©</text:span><text:span text:style-name="T31"> </text:span><text:span text:style-name="T31">2</text:span><text:span text:style-name="T31">0</text:span><text:span text:style-name="T31">1</text:span><text:span text:style-name="T31">4</text:span><text:span text:style-name="T31"> </text:span><text:span text:style-name="T31">W</text:span><text:span text:style-name="T31">i</text:span><text:span text:style-name="T31">z</text:span><text:span text:style-name="T31">a</text:span><text:span text:style-name="T31">r</text:span><text:span text:style-name="T31">d</text:span><text:span text:style-name="T31">s</text:span><text:span text:style-name="T31"> </text:span><text:span text:style-name="T31">o</text:span><text:span text:style-name="T31">f </text:span><text:span text:style-name="T31">t</text:span><text:span text:style-name="T31">h</text:span><text:span text:style-name="T31">e</text:span><text:span text:style-name="T31"> </text:span><text:span text:style-name="T31">C</text:span><text:span text:style-name="T31">o</text:span><text:span text:style-name="T31">a</text:span><text:span text:style-name="T31">s</text:span><text:span text:style-name="T31">t </text:span><text:span text:style-name="T31">L</text:span><text:span text:style-name="T31">L</text:span><text:span text:style-name="T31">C</text:span><text:span text:style-name="T31">. </text:span><text:span text:style-name="T31">P</text:span><text:span text:style-name="T31">e</text:span><text:span text:style-name="T31">r</text:span><text:span text:style-name="T31">m</text:span><text:span text:style-name="T31">i</text:span><text:span text:style-name="T31">s</text:span><text:span text:style-name="T31">s</text:span><text:span text:style-name="T31">i</text:span><text:span text:style-name="T31">o</text:span><text:span text:style-name="T31">n</text:span><text:span text:style-name="T31"> </text:span><text:span text:style-name="T31">i</text:span><text:span text:style-name="T31">s</text:span><text:span text:style-name="T31"> </text:span><text:span text:style-name="T31">g</text:span><text:span text:style-name="T31">r</text:span><text:span text:style-name="T31">a</text:span><text:span text:style-name="T31">n</text:span><text:span text:style-name="T31">t</text:span><text:span text:style-name="T31">e</text:span><text:span text:style-name="T31">d</text:span><text:span text:style-name="T31"> </text:span><text:span text:style-name="T31">t</text:span><text:span text:style-name="T31">o</text:span><text:span text:style-name="T31"> </text:span><text:span text:style-name="T31">p</text:span><text:span text:style-name="T31">h</text:span><text:span text:style-name="T31">o</text:span><text:span text:style-name="T31">t</text:span><text:span text:style-name="T31">o</text:span><text:span text:style-name="T31">c</text:span><text:span text:style-name="T31">o</text:span><text:span text:style-name="T31">p</text:span><text:span text:style-name="T31">y</text:span><text:span text:style-name="T31"> </text:span><text:span text:style-name="T31">t</text:span><text:span text:style-name="T31">h</text:span><text:span text:style-name="T31">i</text:span><text:span text:style-name="T31">s</text:span><text:span text:style-name="T31"> </text:span><text:span text:style-name="T31">d</text:span><text:span text:style-name="T31">o</text:span><text:span text:style-name="T31">c</text:span><text:span text:style-name="T31">u</text:span><text:span text:style-name="T31">m</text:span><text:span text:style-name="T31">e</text:span><text:span text:style-name="T31">n</text:span><text:span text:style-name="T31">t </text:span><text:span text:style-name="T31">f</text:span><text:span text:style-name="T31">o</text:span><text:span text:style-name="T31">r </text:span><text:span text:style-name="T31">p</text:span><text:span text:style-name="T31">e</text:span><text:span text:style-name="T31">r</text:span><text:span text:style-name="T31">s</text:span><text:span text:style-name="T31">o</text:span><text:span text:style-name="T31">n</text:span><text:span text:style-name="T31">a</text:span><text:span text:style-name="T31">l </text:span><text:span text:style-name="T31">u</text:span><text:span text:style-name="T31">s</text:span><text:span text:style-name="T31">e</text:span><text:span text:style-name="T31">.</text:span></text:p>
          </draw:text-box>
        </draw:frame>
      </draw:page>
      <draw:page draw:name="page3" draw:style-name="dp1" draw:master-page-name="master-page77"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2" draw:text-style-name="P55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3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2" draw:text-style-name="P55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2" draw:text-style-name="P55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3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2" draw:text-style-name="P55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2" draw:text-style-name="P55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2" draw:text-style-name="P55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2" draw:text-style-name="P55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2" draw:text-style-name="P55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2" draw:text-style-name="P55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2" draw:text-style-name="P55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2" draw:text-style-name="P55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2" draw:text-style-name="P55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2" draw:text-style-name="P55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2" draw:text-style-name="P55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2" draw:text-style-name="P55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2" draw:text-style-name="P55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2" draw:text-style-name="P55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4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4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4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4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4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4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4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4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4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4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1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1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1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2" draw:layer="layout" svg:width="0.166cm" svg:height="0.121cm" svg:x="2.882cm" svg:y="1.333cm" svg:viewBox="0 0 167 122" draw:points="0,107 167,0 24,122">
          <text:p/>
        </draw:polygon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olygon draw:style-name="gr124" draw:text-style-name="P55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0" draw:text-style-name="P13" draw:layer="layout" svg:width="0.237cm" svg:height="1.148cm" svg:x="9.913cm" svg:y="1.833cm" svg:viewBox="0 0 238 1149" svg:d="M0 197v766M0 855l238 294M238 0l-238 293">
          <text:p/>
        </draw:path>
        <draw:path draw:style-name="gr5" draw:text-style-name="P11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0" draw:text-style-name="P13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0" draw:text-style-name="P13" draw:layer="layout" svg:width="0.237cm" svg:height="1.148cm" svg:x="13.466cm" svg:y="1.833cm" svg:viewBox="0 0 238 1149" svg:d="M0 197v766M0 855l238 294M238 0l-238 293">
          <text:p/>
        </draw:path>
        <draw:path draw:style-name="gr5" draw:text-style-name="P11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0" draw:text-style-name="P13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0" draw:text-style-name="P13" draw:layer="layout" svg:width="0.236cm" svg:height="1.148cm" svg:x="17.128cm" svg:y="1.833cm" svg:viewBox="0 0 237 1149" svg:d="M0 197v766M0 855l237 294M237 0l-237 293">
          <text:p/>
        </draw:path>
        <draw:path draw:style-name="gr5" draw:text-style-name="P11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1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0" draw:text-style-name="P13" draw:layer="layout" svg:width="0.237cm" svg:height="1.148cm" svg:x="19.374cm" svg:y="1.833cm" svg:viewBox="0 0 238 1149" svg:d="M238 197v766M238 855l-238 294M0 0l238 293">
          <text:p/>
        </draw:path>
        <draw:line draw:style-name="gr125" draw:text-style-name="P13" draw:layer="layout" svg:x1="7.175cm" svg:y1="6.51cm" svg:x2="1.129cm" svg:y2="6.51cm">
          <text:p/>
        </draw:line>
        <draw:line draw:style-name="gr125" draw:text-style-name="P13" draw:layer="layout" svg:x1="7.175cm" svg:y1="7.004cm" svg:x2="1.129cm" svg:y2="7.004cm">
          <text:p/>
        </draw:line>
        <draw:line draw:style-name="gr125" draw:text-style-name="P13" draw:layer="layout" svg:x1="7.175cm" svg:y1="7.498cm" svg:x2="1.129cm" svg:y2="7.498cm">
          <text:p/>
        </draw:line>
        <draw:line draw:style-name="gr125" draw:text-style-name="P13" draw:layer="layout" svg:x1="7.175cm" svg:y1="7.992cm" svg:x2="1.129cm" svg:y2="7.992cm">
          <text:p/>
        </draw:line>
        <draw:line draw:style-name="gr125" draw:text-style-name="P13" draw:layer="layout" svg:x1="7.175cm" svg:y1="8.486cm" svg:x2="1.129cm" svg:y2="8.486cm">
          <text:p/>
        </draw:line>
        <draw:line draw:style-name="gr125" draw:text-style-name="P13" draw:layer="layout" svg:x1="7.175cm" svg:y1="8.98cm" svg:x2="1.129cm" svg:y2="8.98cm">
          <text:p/>
        </draw:line>
        <draw:line draw:style-name="gr125" draw:text-style-name="P13" draw:layer="layout" svg:x1="7.175cm" svg:y1="9.474cm" svg:x2="1.129cm" svg:y2="9.474cm">
          <text:p/>
        </draw:line>
        <draw:line draw:style-name="gr125" draw:text-style-name="P13" draw:layer="layout" svg:x1="7.175cm" svg:y1="9.967cm" svg:x2="1.129cm" svg:y2="9.967cm">
          <text:p/>
        </draw:line>
        <draw:path draw:style-name="gr8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1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5" draw:text-style-name="P13" draw:layer="layout" svg:x1="1.426cm" svg:y1="12.545cm" svg:x2="7.177cm" svg:y2="12.545cm">
          <text:p/>
        </draw:line>
        <draw:path draw:style-name="gr8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12.3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3.039cm" svg:x2="7.177cm" svg:y2="13.039cm">
          <text:p/>
        </draw:line>
        <draw:path draw:style-name="gr8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12.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3.532cm" svg:x2="7.177cm" svg:y2="13.532cm">
          <text:p/>
        </draw:line>
        <draw:path draw:style-name="gr8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9" draw:text-style-name="P24" draw:layer="layout" svg:width="0.246cm" svg:height="0.276cm" svg:x="1.365cm" svg:y="13.31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4.026cm" svg:x2="7.177cm" svg:y2="14.026cm">
          <text:p/>
        </draw:line>
        <draw:path draw:style-name="gr8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13.80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4.52cm" svg:x2="7.177cm" svg:y2="14.52cm">
          <text:p/>
        </draw:line>
        <draw:path draw:style-name="gr8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14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5.014cm" svg:x2="7.177cm" svg:y2="15.014cm">
          <text:p/>
        </draw:line>
        <draw:path draw:style-name="gr8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9" draw:text-style-name="P24" draw:layer="layout" svg:width="0.246cm" svg:height="0.276cm" svg:x="1.365cm" svg:y="14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5.508cm" svg:x2="7.177cm" svg:y2="15.508cm">
          <text:p/>
        </draw:line>
        <draw:path draw:style-name="gr8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9" draw:text-style-name="P24" draw:layer="layout" svg:width="0.246cm" svg:height="0.276cm" svg:x="1.365cm" svg:y="15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6.002cm" svg:x2="7.177cm" svg:y2="16.002cm">
          <text:p/>
        </draw:line>
        <draw:path draw:style-name="gr8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9" draw:text-style-name="P24" draw:layer="layout" svg:width="0.246cm" svg:height="0.276cm" svg:x="1.365cm" svg:y="15.78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6.496cm" svg:x2="7.177cm" svg:y2="16.496cm">
          <text:p/>
        </draw:line>
        <draw:path draw:style-name="gr8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9" draw:text-style-name="P24" draw:layer="layout" svg:width="0.246cm" svg:height="0.276cm" svg:x="1.365cm" svg:y="16.27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6.99cm" svg:x2="7.177cm" svg:y2="16.99cm">
          <text:p/>
        </draw:line>
        <draw:path draw:style-name="gr8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16.77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7.484cm" svg:x2="7.177cm" svg:y2="17.484cm">
          <text:p/>
        </draw:line>
        <draw:path draw:style-name="gr8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17.26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7.977cm" svg:x2="7.177cm" svg:y2="17.977cm">
          <text:p/>
        </draw:line>
        <draw:path draw:style-name="gr8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9" draw:text-style-name="P24" draw:layer="layout" svg:width="0.246cm" svg:height="0.276cm" svg:x="1.365cm" svg:y="17.75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18.471cm" svg:x2="7.177cm" svg:y2="18.471cm">
          <text:p/>
        </draw:line>
        <draw:path draw:style-name="gr8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9" draw:text-style-name="P24" draw:layer="layout" svg:width="0.246cm" svg:height="0.276cm" svg:x="1.365cm" svg:y="18.25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0.538cm" svg:x2="7.177cm" svg:y2="20.538cm">
          <text:p/>
        </draw:line>
        <draw:path draw:style-name="gr8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20.31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1.031cm" svg:x2="7.177cm" svg:y2="21.031cm">
          <text:p/>
        </draw:line>
        <draw:path draw:style-name="gr8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0.81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1.525cm" svg:x2="7.177cm" svg:y2="21.525cm">
          <text:p/>
        </draw:line>
        <draw:path draw:style-name="gr8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1.30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2.019cm" svg:x2="7.177cm" svg:y2="22.019cm">
          <text:p/>
        </draw:line>
        <draw:path draw:style-name="gr8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9" draw:text-style-name="P24" draw:layer="layout" svg:width="0.246cm" svg:height="0.276cm" svg:x="1.365cm" svg:y="21.80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2.513cm" svg:x2="7.177cm" svg:y2="22.513cm">
          <text:p/>
        </draw:line>
        <draw:path draw:style-name="gr8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9" draw:text-style-name="P24" draw:layer="layout" svg:width="0.246cm" svg:height="0.276cm" svg:x="1.365cm" svg:y="22.29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3.007cm" svg:x2="7.177cm" svg:y2="23.007cm">
          <text:p/>
        </draw:line>
        <draw:path draw:style-name="gr8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9" draw:text-style-name="P24" draw:layer="layout" svg:width="0.246cm" svg:height="0.276cm" svg:x="1.365cm" svg:y="22.78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3.501cm" svg:x2="7.177cm" svg:y2="23.501cm">
          <text:p/>
        </draw:line>
        <draw:path draw:style-name="gr8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9" draw:text-style-name="P24" draw:layer="layout" svg:width="0.246cm" svg:height="0.276cm" svg:x="1.365cm" svg:y="23.2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3.995cm" svg:x2="7.177cm" svg:y2="23.995cm">
          <text:p/>
        </draw:line>
        <draw:path draw:style-name="gr8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23.77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4.489cm" svg:x2="7.177cm" svg:y2="24.489cm">
          <text:p/>
        </draw:line>
        <draw:path draw:style-name="gr8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24.2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4.983cm" svg:x2="7.177cm" svg:y2="24.983cm">
          <text:p/>
        </draw:line>
        <draw:path draw:style-name="gr8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24.76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5.476cm" svg:x2="7.177cm" svg:y2="25.476cm">
          <text:p/>
        </draw:line>
        <draw:path draw:style-name="gr8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5.25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5.97cm" svg:x2="7.177cm" svg:y2="25.97cm">
          <text:p/>
        </draw:line>
        <draw:path draw:style-name="gr8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5.75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.426cm" svg:y1="26.464cm" svg:x2="7.177cm" svg:y2="26.464cm">
          <text:p/>
        </draw:line>
        <draw:path draw:style-name="gr8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1.365cm" svg:y="26.24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6.557cm" svg:x2="13.844cm" svg:y2="6.557cm">
          <text:p/>
        </draw:line>
        <draw:path draw:style-name="gr8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6.33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7.051cm" svg:x2="13.844cm" svg:y2="7.051cm">
          <text:p/>
        </draw:line>
        <draw:path draw:style-name="gr8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6.83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7.545cm" svg:x2="13.844cm" svg:y2="7.545cm">
          <text:p/>
        </draw:line>
        <draw:path draw:style-name="gr8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7.3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8.039cm" svg:x2="13.844cm" svg:y2="8.039cm">
          <text:p/>
        </draw:line>
        <draw:path draw:style-name="gr8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9" draw:text-style-name="P24" draw:layer="layout" svg:width="0.246cm" svg:height="0.276cm" svg:x="8.032cm" svg:y="7.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8.533cm" svg:x2="13.844cm" svg:y2="8.533cm">
          <text:p/>
        </draw:line>
        <draw:path draw:style-name="gr8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9" draw:text-style-name="P24" draw:layer="layout" svg:width="0.246cm" svg:height="0.276cm" svg:x="8.032cm" svg:y="8.31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9.026cm" svg:x2="13.844cm" svg:y2="9.026cm">
          <text:p/>
        </draw:line>
        <draw:path draw:style-name="gr8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9" draw:text-style-name="P24" draw:layer="layout" svg:width="0.246cm" svg:height="0.276cm" svg:x="8.032cm" svg:y="8.80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9.52cm" svg:x2="13.844cm" svg:y2="9.52cm">
          <text:p/>
        </draw:line>
        <draw:path draw:style-name="gr8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9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0.014cm" svg:x2="13.844cm" svg:y2="10.014cm">
          <text:p/>
        </draw:line>
        <draw:path draw:style-name="gr8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9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0.508cm" svg:x2="13.844cm" svg:y2="10.508cm">
          <text:p/>
        </draw:line>
        <draw:path draw:style-name="gr8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10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1.002cm" svg:x2="13.844cm" svg:y2="11.002cm">
          <text:p/>
        </draw:line>
        <draw:path draw:style-name="gr8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10.78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1.496cm" svg:x2="13.844cm" svg:y2="11.496cm">
          <text:p/>
        </draw:line>
        <draw:path draw:style-name="gr8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1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1.27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1.99cm" svg:x2="13.844cm" svg:y2="11.99cm">
          <text:p/>
        </draw:line>
        <draw:path draw:style-name="gr8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11.77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2.484cm" svg:x2="13.844cm" svg:y2="12.484cm">
          <text:p/>
        </draw:line>
        <draw:path draw:style-name="gr8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8.032cm" svg:y="12.26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6.557cm" svg:x2="20.446cm" svg:y2="6.557cm">
          <text:p/>
        </draw:line>
        <draw:path draw:style-name="gr8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14.634cm" svg:y="6.33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7.051cm" svg:x2="20.446cm" svg:y2="7.051cm">
          <text:p/>
        </draw:line>
        <draw:path draw:style-name="gr8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1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6.83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7.545cm" svg:x2="20.446cm" svg:y2="7.545cm">
          <text:p/>
        </draw:line>
        <draw:path draw:style-name="gr8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1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9" draw:text-style-name="P24" draw:layer="layout" svg:width="0.246cm" svg:height="0.276cm" svg:x="14.634cm" svg:y="7.3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8.039cm" svg:x2="20.446cm" svg:y2="8.039cm">
          <text:p/>
        </draw:line>
        <draw:path draw:style-name="gr8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9" draw:text-style-name="P24" draw:layer="layout" svg:width="0.246cm" svg:height="0.276cm" svg:x="14.634cm" svg:y="7.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8.533cm" svg:x2="20.446cm" svg:y2="8.533cm">
          <text:p/>
        </draw:line>
        <draw:path draw:style-name="gr8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1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8.31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9.026cm" svg:x2="20.446cm" svg:y2="9.026cm">
          <text:p/>
        </draw:line>
        <draw:path draw:style-name="gr8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8.80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9.52cm" svg:x2="20.446cm" svg:y2="9.52cm">
          <text:p/>
        </draw:line>
        <draw:path draw:style-name="gr8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9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0.014cm" svg:x2="20.446cm" svg:y2="10.014cm">
          <text:p/>
        </draw:line>
        <draw:path draw:style-name="gr8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9" draw:text-style-name="P24" draw:layer="layout" svg:width="0.246cm" svg:height="0.276cm" svg:x="14.634cm" svg:y="9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0.508cm" svg:x2="20.446cm" svg:y2="10.508cm">
          <text:p/>
        </draw:line>
        <draw:path draw:style-name="gr8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9" draw:text-style-name="P24" draw:layer="layout" svg:width="0.246cm" svg:height="0.276cm" svg:x="14.634cm" svg:y="10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2.545cm" svg:x2="20.446cm" svg:y2="12.545cm">
          <text:p/>
        </draw:line>
        <draw:path draw:style-name="gr8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12.32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3.039cm" svg:x2="20.446cm" svg:y2="13.039cm">
          <text:p/>
        </draw:line>
        <draw:path draw:style-name="gr8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12.82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3.533cm" svg:x2="20.446cm" svg:y2="13.533cm">
          <text:p/>
        </draw:line>
        <draw:path draw:style-name="gr8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13.31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4.027cm" svg:x2="20.446cm" svg:y2="14.027cm">
          <text:p/>
        </draw:line>
        <draw:path draw:style-name="gr8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9" draw:text-style-name="P24" draw:layer="layout" svg:width="0.246cm" svg:height="0.276cm" svg:x="14.634cm" svg:y="13.80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4.521cm" svg:x2="20.446cm" svg:y2="14.521cm">
          <text:p/>
        </draw:line>
        <draw:path draw:style-name="gr8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14.634cm" svg:y="14.30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5.015cm" svg:x2="20.446cm" svg:y2="15.015cm">
          <text:p/>
        </draw:line>
        <draw:path draw:style-name="gr8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14.79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5.509cm" svg:x2="20.446cm" svg:y2="15.509cm">
          <text:p/>
        </draw:line>
        <draw:path draw:style-name="gr8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1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9" draw:text-style-name="P24" draw:layer="layout" svg:width="0.246cm" svg:height="0.276cm" svg:x="14.634cm" svg:y="15.2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6.003cm" svg:x2="20.446cm" svg:y2="16.003cm">
          <text:p/>
        </draw:line>
        <draw:path draw:style-name="gr8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9" draw:text-style-name="P24" draw:layer="layout" svg:width="0.246cm" svg:height="0.276cm" svg:x="14.634cm" svg:y="15.78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6.497cm" svg:x2="20.446cm" svg:y2="16.497cm">
          <text:p/>
        </draw:line>
        <draw:path draw:style-name="gr8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16.27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8.536cm" svg:x2="20.446cm" svg:y2="18.536cm">
          <text:p/>
        </draw:line>
        <draw:path draw:style-name="gr8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9" draw:text-style-name="P24" draw:layer="layout" svg:width="0.246cm" svg:height="0.276cm" svg:x="14.634cm" svg:y="18.31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9.03cm" svg:x2="20.446cm" svg:y2="19.03cm">
          <text:p/>
        </draw:line>
        <draw:path draw:style-name="gr8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1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9" draw:text-style-name="P24" draw:layer="layout" svg:width="0.246cm" svg:height="0.276cm" svg:x="14.634cm" svg:y="18.81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19.524cm" svg:x2="20.446cm" svg:y2="19.524cm">
          <text:p/>
        </draw:line>
        <draw:path draw:style-name="gr8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9" draw:text-style-name="P24" draw:layer="layout" svg:width="0.246cm" svg:height="0.276cm" svg:x="14.634cm" svg:y="19.30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0.017cm" svg:x2="20.446cm" svg:y2="20.017cm">
          <text:p/>
        </draw:line>
        <draw:path draw:style-name="gr8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19.79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0.511cm" svg:x2="20.446cm" svg:y2="20.511cm">
          <text:p/>
        </draw:line>
        <draw:path draw:style-name="gr8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20.29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1.005cm" svg:x2="20.446cm" svg:y2="21.005cm">
          <text:p/>
        </draw:line>
        <draw:path draw:style-name="gr8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9" draw:text-style-name="P24" draw:layer="layout" svg:width="0.246cm" svg:height="0.276cm" svg:x="14.634cm" svg:y="20.78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1.499cm" svg:x2="20.446cm" svg:y2="21.499cm">
          <text:p/>
        </draw:line>
        <draw:path draw:style-name="gr8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9" draw:text-style-name="P24" draw:layer="layout" svg:width="0.246cm" svg:height="0.276cm" svg:x="14.634cm" svg:y="21.28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3.5cm" svg:x2="20.446cm" svg:y2="23.5cm">
          <text:p/>
        </draw:line>
        <draw:path draw:style-name="gr8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9" draw:text-style-name="P24" draw:layer="layout" svg:width="0.246cm" svg:height="0.276cm" svg:x="14.634cm" svg:y="23.28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3.994cm" svg:x2="20.446cm" svg:y2="23.994cm">
          <text:p/>
        </draw:line>
        <draw:path draw:style-name="gr8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9" draw:text-style-name="P24" draw:layer="layout" svg:width="0.246cm" svg:height="0.276cm" svg:x="14.634cm" svg:y="23.77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4.488cm" svg:x2="20.446cm" svg:y2="24.488cm">
          <text:p/>
        </draw:line>
        <draw:path draw:style-name="gr8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9" draw:text-style-name="P24" draw:layer="layout" svg:width="0.246cm" svg:height="0.276cm" svg:x="14.634cm" svg:y="24.26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4.982cm" svg:x2="20.446cm" svg:y2="24.982cm">
          <text:p/>
        </draw:line>
        <draw:path draw:style-name="gr8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1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9" draw:text-style-name="P24" draw:layer="layout" svg:width="0.246cm" svg:height="0.276cm" svg:x="14.634cm" svg:y="24.76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5.476cm" svg:x2="20.446cm" svg:y2="25.476cm">
          <text:p/>
        </draw:line>
        <draw:path draw:style-name="gr8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9" draw:text-style-name="P24" draw:layer="layout" svg:width="0.246cm" svg:height="0.276cm" svg:x="14.634cm" svg:y="25.25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5.97cm" svg:x2="20.446cm" svg:y2="25.97cm">
          <text:p/>
        </draw:line>
        <draw:path draw:style-name="gr8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1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9" draw:text-style-name="P24" draw:layer="layout" svg:width="0.246cm" svg:height="0.276cm" svg:x="14.634cm" svg:y="25.75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14.695cm" svg:y1="26.463cm" svg:x2="20.446cm" svg:y2="26.463cm">
          <text:p/>
        </draw:line>
        <draw:path draw:style-name="gr8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9" draw:text-style-name="P24" draw:layer="layout" svg:width="0.246cm" svg:height="0.276cm" svg:x="14.634cm" svg:y="26.24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4.515cm" svg:x2="13.844cm" svg:y2="14.515cm">
          <text:p/>
        </draw:line>
        <draw:path draw:style-name="gr8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9" draw:text-style-name="P24" draw:layer="layout" svg:width="0.246cm" svg:height="0.276cm" svg:x="8.032cm" svg:y="14.29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5.009cm" svg:x2="13.844cm" svg:y2="15.009cm">
          <text:p/>
        </draw:line>
        <draw:path draw:style-name="gr8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9" draw:text-style-name="P24" draw:layer="layout" svg:width="0.246cm" svg:height="0.276cm" svg:x="8.032cm" svg:y="14.7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5.503cm" svg:x2="13.844cm" svg:y2="15.503cm">
          <text:p/>
        </draw:line>
        <draw:path draw:style-name="gr8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1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5.28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5.997cm" svg:x2="13.844cm" svg:y2="15.997cm">
          <text:p/>
        </draw:line>
        <draw:path draw:style-name="gr8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9" draw:text-style-name="P24" draw:layer="layout" svg:width="0.246cm" svg:height="0.276cm" svg:x="8.032cm" svg:y="15.77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6.491cm" svg:x2="13.844cm" svg:y2="16.491cm">
          <text:p/>
        </draw:line>
        <draw:path draw:style-name="gr8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9" draw:text-style-name="P24" draw:layer="layout" svg:width="0.246cm" svg:height="0.276cm" svg:x="8.032cm" svg:y="16.27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6.985cm" svg:x2="13.844cm" svg:y2="16.985cm">
          <text:p/>
        </draw:line>
        <draw:path draw:style-name="gr8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1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9" draw:text-style-name="P24" draw:layer="layout" svg:width="0.246cm" svg:height="0.276cm" svg:x="8.032cm" svg:y="16.76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7.478cm" svg:x2="13.844cm" svg:y2="17.478cm">
          <text:p/>
        </draw:line>
        <draw:path draw:style-name="gr8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17.2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7.972cm" svg:x2="13.844cm" svg:y2="17.972cm">
          <text:p/>
        </draw:line>
        <draw:path draw:style-name="gr8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17.754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8.466cm" svg:x2="13.844cm" svg:y2="18.466cm">
          <text:p/>
        </draw:line>
        <draw:path draw:style-name="gr8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9" draw:text-style-name="P24" draw:layer="layout" svg:width="0.246cm" svg:height="0.276cm" svg:x="8.032cm" svg:y="18.248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8.96cm" svg:x2="13.844cm" svg:y2="18.96cm">
          <text:p/>
        </draw:line>
        <draw:path draw:style-name="gr8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9" draw:text-style-name="P24" draw:layer="layout" svg:width="0.246cm" svg:height="0.276cm" svg:x="8.032cm" svg:y="18.742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9.454cm" svg:x2="13.844cm" svg:y2="19.454cm">
          <text:p/>
        </draw:line>
        <draw:path draw:style-name="gr8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9" draw:text-style-name="P24" draw:layer="layout" svg:width="0.246cm" svg:height="0.276cm" svg:x="8.032cm" svg:y="19.23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19.948cm" svg:x2="13.844cm" svg:y2="19.948cm">
          <text:p/>
        </draw:line>
        <draw:path draw:style-name="gr8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9.72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0.442cm" svg:x2="13.844cm" svg:y2="20.442cm">
          <text:p/>
        </draw:line>
        <draw:path draw:style-name="gr8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20.22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2.508cm" svg:x2="13.844cm" svg:y2="22.508cm">
          <text:p/>
        </draw:line>
        <draw:path draw:style-name="gr8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22.28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3.002cm" svg:x2="13.844cm" svg:y2="23.002cm">
          <text:p/>
        </draw:line>
        <draw:path draw:style-name="gr8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1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9" draw:text-style-name="P24" draw:layer="layout" svg:width="0.246cm" svg:height="0.276cm" svg:x="8.032cm" svg:y="22.78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3.496cm" svg:x2="13.844cm" svg:y2="23.496cm">
          <text:p/>
        </draw:line>
        <draw:path draw:style-name="gr8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9" draw:text-style-name="P24" draw:layer="layout" svg:width="0.246cm" svg:height="0.276cm" svg:x="8.032cm" svg:y="23.277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3.989cm" svg:x2="13.844cm" svg:y2="23.989cm">
          <text:p/>
        </draw:line>
        <draw:path draw:style-name="gr8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9" draw:text-style-name="P24" draw:layer="layout" svg:width="0.246cm" svg:height="0.276cm" svg:x="8.032cm" svg:y="23.771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4.483cm" svg:x2="13.844cm" svg:y2="24.483cm">
          <text:p/>
        </draw:line>
        <draw:path draw:style-name="gr8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9" draw:text-style-name="P24" draw:layer="layout" svg:width="0.246cm" svg:height="0.276cm" svg:x="8.032cm" svg:y="24.265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4.977cm" svg:x2="13.844cm" svg:y2="24.977cm">
          <text:p/>
        </draw:line>
        <draw:path draw:style-name="gr8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24.759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5.471cm" svg:x2="13.844cm" svg:y2="25.471cm">
          <text:p/>
        </draw:line>
        <draw:path draw:style-name="gr8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25.253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5.965cm" svg:x2="13.844cm" svg:y2="25.965cm">
          <text:p/>
        </draw:line>
        <draw:path draw:style-name="gr8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25.746cm">
          <draw:text-box>
            <text:p text:style-name="P23"><text:span text:style-name="T2"><text:s/></text:span></text:p>
          </draw:text-box>
        </draw:frame>
        <draw:line draw:style-name="gr125" draw:text-style-name="P13" draw:layer="layout" svg:x1="8.093cm" svg:y1="26.464cm" svg:x2="13.844cm" svg:y2="26.464cm">
          <text:p/>
        </draw:line>
        <draw:path draw:style-name="gr5" draw:text-style-name="P11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1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1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1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1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1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1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1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1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1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1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1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1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1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1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1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1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1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1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1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9" draw:text-style-name="P24" draw:layer="layout" svg:width="0.246cm" svg:height="0.276cm" svg:x="8.032cm" svg:y="26.24cm">
          <draw:text-box>
            <text:p text:style-name="P23"><text:span text:style-name="T2"><text:s/></text:span></text:p>
          </draw:text-box>
        </draw:frame>
        <draw:frame draw:style-name="gr25" draw:text-style-name="P25" draw:layer="layout" svg:width="9.43cm" svg:height="0.196cm" svg:x="6.157cm" svg:y="27.298cm">
          <draw:text-box>
            <text:p text:style-name="P23"><text:span text:style-name="T3">T</text:span><text:span text:style-name="T3">M</text:span><text:span text:style-name="T3"> </text:span><text:span text:style-name="T3">&amp;</text:span><text:span text:style-name="T3"> </text:span><text:span text:style-name="T3">©</text:span><text:span text:style-name="T3"> </text:span><text:span text:style-name="T3">2</text:span><text:span text:style-name="T3">0</text:span><text:span text:style-name="T3">1</text:span><text:span text:style-name="T3">4</text:span><text:span text:style-name="T3"> </text:span><text:span text:style-name="T3">W</text:span><text:span text:style-name="T3">i</text:span><text:span text:style-name="T3">z</text:span><text:span text:style-name="T3">a</text:span><text:span text:style-name="T3">r</text:span><text:span text:style-name="T3">d</text:span><text:span text:style-name="T3">s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a</text:span><text:span text:style-name="T3">s</text:span><text:span text:style-name="T3">t </text:span><text:span text:style-name="T3">L</text:span><text:span text:style-name="T3">L</text:span><text:span text:style-name="T3">C</text:span><text:span text:style-name="T3">. </text:span><text:span text:style-name="T3">P</text:span><text:span text:style-name="T3">e</text:span><text:span text:style-name="T3">r</text:span><text:span text:style-name="T3">m</text:span><text:span text:style-name="T3">i</text:span><text:span text:style-name="T3">s</text:span><text:span text:style-name="T3">s</text:span><text:span text:style-name="T3">i</text:span><text:span text:style-name="T3">o</text:span><text:span text:style-name="T3">n</text:span><text:span text:style-name="T3"> </text:span><text:span text:style-name="T3">i</text:span><text:span text:style-name="T3">s</text:span><text:span text:style-name="T3"> </text:span><text:span text:style-name="T3">g</text:span><text:span text:style-name="T3">r</text:span><text:span text:style-name="T3">a</text:span><text:span text:style-name="T3">n</text:span><text:span text:style-name="T3">t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p</text:span><text:span text:style-name="T3">h</text:span><text:span text:style-name="T3">o</text:span><text:span text:style-name="T3">t</text:span><text:span text:style-name="T3">o</text:span><text:span text:style-name="T3">c</text:span><text:span text:style-name="T3">o</text:span><text:span text:style-name="T3">p</text:span><text:span text:style-name="T3">y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 </text:span><text:span text:style-name="T3">f</text:span><text:span text:style-name="T3">o</text:span><text:span text:style-name="T3">r 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a</text:span><text:span text:style-name="T3">l </text:span><text:span text:style-name="T3">u</text:span><text:span text:style-name="T3">s</text:span><text:span text:style-name="T3">e</text:span><text:span text:style-name="T3">.</text:span></text:p>
          </draw:text-box>
        </draw:frame>
        <draw:frame draw:style-name="gr126" draw:text-style-name="P24" draw:layer="layout" svg:width="1.86cm" svg:height="0.276cm" svg:x="2.474cm" svg:y="3.274cm">
          <draw:text-box>
            <text:p text:style-name="P23"><text:span text:style-name="T2">S</text:span><text:span text:style-name="T2">P</text:span><text:span text:style-name="T2">E</text:span><text:span text:style-name="T2">L</text:span><text:span text:style-name="T2">L</text:span><text:span text:style-name="T2">C</text:span><text:span text:style-name="T2">A</text:span><text:span text:style-name="T2">S</text:span><text:span text:style-name="T2">T</text:span><text:span text:style-name="T2">I</text:span><text:span text:style-name="T2">N</text:span><text:span text:style-name="T2">G</text:span></text:p>
          </draw:text-box>
        </draw:frame>
        <draw:frame draw:style-name="gr127" draw:text-style-name="P24" draw:layer="layout" svg:width="0.811cm" svg:height="0.276cm" svg:x="2.474cm" svg:y="3.521cm">
          <draw:text-box>
            <text:p text:style-name="P23"><text:span text:style-name="T2">C</text:span><text:span text:style-name="T2">L</text:span><text:span text:style-name="T2">A</text:span><text:span text:style-name="T2">S</text:span><text:span text:style-name="T2">S</text:span></text:p>
          </draw:text-box>
        </draw:frame>
        <draw:frame draw:style-name="gr128" draw:text-style-name="P38" draw:layer="layout" svg:width="1.606cm" svg:height="0.225cm" draw:transform="rotate (1.5707963267949) translate (0.55cm 16.162cm)">
          <draw:text-box>
            <text:p text:style-name="P23"><text:span text:style-name="T7">S</text:span><text:span text:style-name="T7">P</text:span><text:span text:style-name="T7">E</text:span><text:span text:style-name="T7">L</text:span><text:span text:style-name="T7">L</text:span><text:span text:style-name="T7">S</text:span><text:span text:style-name="T7"> </text:span><text:span text:style-name="T7">K</text:span><text:span text:style-name="T7">N</text:span><text:span text:style-name="T7">O</text:span><text:span text:style-name="T7">W</text:span><text:span text:style-name="T7">N</text:span></text:p>
          </draw:text-box>
        </draw:frame>
        <draw:frame draw:style-name="gr129" draw:text-style-name="P36" draw:layer="layout" svg:width="1.475cm" svg:height="0.255cm" svg:x="3.697cm" svg:y="12.257cm">
          <draw:text-box>
            <text:p text:style-name="P23"><text:span text:style-name="T32">S</text:span><text:span text:style-name="T32">P</text:span><text:span text:style-name="T32">E</text:span><text:span text:style-name="T32">L</text:span><text:span text:style-name="T32">L</text:span><text:span text:style-name="T32"> </text:span><text:span text:style-name="T32">N</text:span><text:span text:style-name="T32">A</text:span><text:span text:style-name="T32">M</text:span><text:span text:style-name="T32">E</text:span></text:p>
          </draw:text-box>
        </draw:frame>
        <draw:frame draw:style-name="gr130" draw:text-style-name="P56" draw:layer="layout" svg:width="0.158cm" svg:height="0.179cm" draw:transform="rotate (1.61058983374037) translate (0.93cm 12.483cm)">
          <draw:text-box>
            <text:p text:style-name="P23"><text:span text:style-name="T33">P</text:span></text:p>
          </draw:text-box>
        </draw:frame>
        <draw:frame draw:style-name="gr130" draw:text-style-name="P56" draw:layer="layout" svg:width="0.158cm" svg:height="0.179cm" draw:transform="rotate (1.11509085909918) translate (0.94cm 12.338cm)">
          <draw:text-box>
            <text:p text:style-name="P23"><text:span text:style-name="T33">R</text:span></text:p>
          </draw:text-box>
        </draw:frame>
        <draw:frame draw:style-name="gr130" draw:text-style-name="P56" draw:layer="layout" svg:width="0.158cm" svg:height="0.179cm" draw:transform="rotate (0.713839664065681) translate (1.01cm 12.22cm)">
          <draw:text-box>
            <text:p text:style-name="P23"><text:span text:style-name="T33">E</text:span></text:p>
          </draw:text-box>
        </draw:frame>
        <draw:frame draw:style-name="gr130" draw:text-style-name="P56" draw:layer="layout" svg:width="0.158cm" svg:height="0.179cm" draw:transform="rotate (0.326900168898538) translate (1.112cm 12.146cm)">
          <draw:text-box>
            <text:p text:style-name="P23"><text:span text:style-name="T33">P</text:span></text:p>
          </draw:text-box>
        </draw:frame>
        <draw:frame draw:style-name="gr130" draw:text-style-name="P56" draw:layer="layout" svg:width="0.158cm" svg:height="0.179cm" draw:transform="rotate (-0.155334303427496) translate (1.249cm 12.114cm)">
          <draw:text-box>
            <text:p text:style-name="P23"><text:span text:style-name="T33">A</text:span></text:p>
          </draw:text-box>
        </draw:frame>
        <draw:frame draw:style-name="gr130" draw:text-style-name="P56" draw:layer="layout" svg:width="0.158cm" svg:height="0.179cm" draw:transform="rotate (-0.556585498460992) translate (1.383cm 12.146cm)">
          <draw:text-box>
            <text:p text:style-name="P23"><text:span text:style-name="T33">R</text:span></text:p>
          </draw:text-box>
        </draw:frame>
        <draw:frame draw:style-name="gr130" draw:text-style-name="P56" draw:layer="layout" svg:width="0.158cm" svg:height="0.179cm" draw:transform="rotate (-0.955044166691298) translate (1.49cm 12.229cm)">
          <draw:text-box>
            <text:p text:style-name="P23"><text:span text:style-name="T33">E</text:span></text:p>
          </draw:text-box>
        </draw:frame>
        <draw:frame draw:style-name="gr130" draw:text-style-name="P56" draw:layer="layout" svg:width="0.158cm" svg:height="0.179cm" draw:transform="rotate (-1.53100281984943) translate (1.563cm 12.366cm)">
          <draw:text-box>
            <text:p text:style-name="P23"><text:span text:style-name="T33">D</text:span></text:p>
          </draw:text-box>
        </draw:frame>
        <draw:frame draw:style-name="gr131" draw:text-style-name="P38" draw:layer="layout" svg:width="0.637cm" svg:height="0.225cm" svg:x="1.106cm" svg:y="10.352cm">
          <draw:text-box>
            <text:p text:style-name="P23"><text:span text:style-name="T7">S</text:span><text:span text:style-name="T7">P</text:span><text:span text:style-name="T7">E</text:span><text:span text:style-name="T7">L</text:span><text:span text:style-name="T7">L</text:span></text:p>
          </draw:text-box>
        </draw:frame>
        <draw:frame draw:style-name="gr131" draw:text-style-name="P38" draw:layer="layout" svg:width="0.637cm" svg:height="0.225cm" svg:x="1.103cm" svg:y="10.546cm">
          <draw:text-box>
            <text:p text:style-name="P23"><text:span text:style-name="T7">L</text:span><text:span text:style-name="T7">E</text:span><text:span text:style-name="T7">V</text:span><text:span text:style-name="T7">E</text:span><text:span text:style-name="T7">L</text:span></text:p>
          </draw:text-box>
        </draw:frame>
        <draw:frame draw:style-name="gr132" draw:text-style-name="P38" draw:layer="layout" svg:width="1.844cm" svg:height="0.225cm" svg:x="4.505cm" svg:y="10.711cm">
          <draw:text-box>
            <text:p text:style-name="P23"><text:span text:style-name="T7">S</text:span><text:span text:style-name="T7">L</text:span><text:span text:style-name="T7">O</text:span><text:span text:style-name="T7">T</text:span><text:span text:style-name="T7">S</text:span><text:span text:style-name="T7"> </text:span><text:span text:style-name="T7">E</text:span><text:span text:style-name="T7">X</text:span><text:span text:style-name="T7">P</text:span><text:span text:style-name="T7">E</text:span><text:span text:style-name="T7">N</text:span><text:span text:style-name="T7">D</text:span><text:span text:style-name="T7">E</text:span><text:span text:style-name="T7">D</text:span></text:p>
          </draw:text-box>
        </draw:frame>
        <draw:frame draw:style-name="gr133" draw:text-style-name="P38" draw:layer="layout" svg:width="1.374cm" svg:height="0.225cm" svg:x="1.793cm" svg:y="10.711cm">
          <draw:text-box>
            <text:p text:style-name="P23"><text:span text:style-name="T7">S</text:span><text:span text:style-name="T7">L</text:span><text:span text:style-name="T7">O</text:span><text:span text:style-name="T7">T</text:span><text:span text:style-name="T7">S</text:span><text:span text:style-name="T7"> </text:span><text:span text:style-name="T7">T</text:span><text:span text:style-name="T7">O</text:span><text:span text:style-name="T7">T</text:span><text:span text:style-name="T7">A</text:span><text:span text:style-name="T7">L</text:span></text:p>
          </draw:text-box>
        </draw:frame>
        <draw:frame draw:style-name="gr134" draw:text-style-name="P57" draw:layer="layout" svg:width="0.422cm" svg:height="0.475cm" svg:x="1.322cm" svg:y="11.188cm">
          <draw:text-box>
            <text:p text:style-name="P23"><text:span text:style-name="T34">1</text:span></text:p>
          </draw:text-box>
        </draw:frame>
        <draw:frame draw:style-name="gr134" draw:text-style-name="P57" draw:layer="layout" svg:width="0.422cm" svg:height="0.475cm" svg:x="1.322cm" svg:y="5.271cm">
          <draw:text-box>
            <text:p text:style-name="P23"><text:span text:style-name="T34">0</text:span></text:p>
          </draw:text-box>
        </draw:frame>
        <draw:frame draw:style-name="gr134" draw:text-style-name="P57" draw:layer="layout" svg:width="0.422cm" svg:height="0.475cm" svg:x="1.322cm" svg:y="19.252cm">
          <draw:text-box>
            <text:p text:style-name="P23"><text:span text:style-name="T34">2</text:span></text:p>
          </draw:text-box>
        </draw:frame>
        <draw:frame draw:style-name="gr134" draw:text-style-name="P57" draw:layer="layout" svg:width="0.422cm" svg:height="0.475cm" svg:x="7.989cm" svg:y="5.271cm">
          <draw:text-box>
            <text:p text:style-name="P23"><text:span text:style-name="T34">3</text:span></text:p>
          </draw:text-box>
        </draw:frame>
        <draw:frame draw:style-name="gr134" draw:text-style-name="P57" draw:layer="layout" svg:width="0.422cm" svg:height="0.475cm" svg:x="14.591cm" svg:y="5.271cm">
          <draw:text-box>
            <text:p text:style-name="P23"><text:span text:style-name="T34">6</text:span></text:p>
          </draw:text-box>
        </draw:frame>
        <draw:frame draw:style-name="gr134" draw:text-style-name="P57" draw:layer="layout" svg:width="0.422cm" svg:height="0.475cm" svg:x="14.591cm" svg:y="11.26cm">
          <draw:text-box>
            <text:p text:style-name="P23"><text:span text:style-name="T34">7</text:span></text:p>
          </draw:text-box>
        </draw:frame>
        <draw:frame draw:style-name="gr134" draw:text-style-name="P57" draw:layer="layout" svg:width="0.422cm" svg:height="0.475cm" svg:x="14.591cm" svg:y="17.25cm">
          <draw:text-box>
            <text:p text:style-name="P23"><text:span text:style-name="T34">8</text:span></text:p>
          </draw:text-box>
        </draw:frame>
        <draw:frame draw:style-name="gr134" draw:text-style-name="P57" draw:layer="layout" svg:width="0.422cm" svg:height="0.475cm" svg:x="14.591cm" svg:y="22.214cm">
          <draw:text-box>
            <text:p text:style-name="P23"><text:span text:style-name="T34">9</text:span></text:p>
          </draw:text-box>
        </draw:frame>
        <draw:frame draw:style-name="gr134" draw:text-style-name="P57" draw:layer="layout" svg:width="0.422cm" svg:height="0.475cm" svg:x="7.989cm" svg:y="13.229cm">
          <draw:text-box>
            <text:p text:style-name="P23"><text:span text:style-name="T34">4</text:span></text:p>
          </draw:text-box>
        </draw:frame>
        <draw:frame draw:style-name="gr134" draw:text-style-name="P57" draw:layer="layout" svg:width="0.422cm" svg:height="0.475cm" svg:x="7.989cm" svg:y="21.222cm">
          <draw:text-box>
            <text:p text:style-name="P23"><text:span text:style-name="T34">5</text:span></text:p>
          </draw:text-box>
        </draw:frame>
        <draw:frame draw:style-name="gr126" draw:text-style-name="P24" draw:layer="layout" svg:width="1.86cm" svg:height="0.276cm" svg:x="10.333cm" svg:y="3.053cm">
          <draw:text-box>
            <text:p text:style-name="P23"><text:span text:style-name="T2">S</text:span><text:span text:style-name="T2">P</text:span><text:span text:style-name="T2">E</text:span><text:span text:style-name="T2">L</text:span><text:span text:style-name="T2">L</text:span><text:span text:style-name="T2">C</text:span><text:span text:style-name="T2">A</text:span><text:span text:style-name="T2">S</text:span><text:span text:style-name="T2">T</text:span><text:span text:style-name="T2">I</text:span><text:span text:style-name="T2">N</text:span><text:span text:style-name="T2">G</text:span></text:p>
          </draw:text-box>
        </draw:frame>
        <draw:frame draw:style-name="gr135" draw:text-style-name="P24" draw:layer="layout" svg:width="0.916cm" svg:height="0.276cm" svg:x="10.739cm" svg:y="3.279cm">
          <draw:text-box>
            <text:p text:style-name="P23"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/text:p>
          </draw:text-box>
        </draw:frame>
        <draw:frame draw:style-name="gr136" draw:text-style-name="P24" draw:layer="layout" svg:width="1.92cm" svg:height="0.276cm" svg:x="13.941cm" svg:y="3.053cm">
          <draw:text-box>
            <text:p text:style-name="P23"><text:span text:style-name="T2">S</text:span><text:span text:style-name="T2">P</text:span><text:span text:style-name="T2">E</text:span><text:span text:style-name="T2">L</text:span><text:span text:style-name="T2">L</text:span><text:span text:style-name="T2"> </text:span><text:span text:style-name="T2">S</text:span><text:span text:style-name="T2">A</text:span><text:span text:style-name="T2">V</text:span><text:span text:style-name="T2">E</text:span><text:span text:style-name="T2"> </text:span><text:span text:style-name="T2">D</text:span><text:span text:style-name="T2">C</text:span></text:p>
          </draw:text-box>
        </draw:frame>
        <draw:frame draw:style-name="gr137" draw:text-style-name="P24" draw:layer="layout" svg:width="1.805cm" svg:height="0.276cm" svg:x="17.606cm" svg:y="3.053cm">
          <draw:text-box>
            <text:p text:style-name="P23"><text:span text:style-name="T2">S</text:span><text:span text:style-name="T2">P</text:span><text:span text:style-name="T2">E</text:span><text:span text:style-name="T2">L</text:span><text:span text:style-name="T2">L</text:span><text:span text:style-name="T2"> </text:span><text:span text:style-name="T2">A</text:span><text:span text:style-name="T2">T</text:span><text:span text:style-name="T2">T</text:span><text:span text:style-name="T2">A</text:span><text:span text:style-name="T2">C</text:span><text:span text:style-name="T2">K</text:span></text:p>
          </draw:text-box>
        </draw:frame>
        <draw:frame draw:style-name="gr138" draw:text-style-name="P24" draw:layer="layout" svg:width="0.878cm" svg:height="0.276cm" svg:x="17.956cm" svg:y="3.279cm">
          <draw:text-box>
            <text:p text:style-name="P23"><text:span text:style-name="T2">B</text:span><text:span text:style-name="T2">O</text:span><text:span text:style-name="T2">N</text:span><text:span text:style-name="T2">U</text:span><text:span text:style-name="T2">S</text:span></text:p>
          </draw:text-box>
        </draw:frame>
        <draw:path draw:style-name="gr5" draw:text-style-name="P11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1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1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9" draw:text-style-name="P24" draw:layer="layout" svg:width="1.259cm" svg:height="0.276cm" svg:x="3.951cm" svg:y="5.384cm">
          <draw:text-box>
            <text:p text:style-name="P23"><text:span text:style-name="T35">C</text:span><text:span text:style-name="T35">A</text:span><text:span text:style-name="T35">N</text:span><text:span text:style-name="T35">T</text:span><text:span text:style-name="T35">R</text:span><text:span text:style-name="T35">I</text:span><text:span text:style-name="T35">P</text:span><text:span text:style-name="T35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Consolas3" svg:font-family="Consolas" style:font-adornments="Regular" style:font-family-generic="swiss" style:font-pitch="variable"/>
    <style:font-face style:name="Helvetica" svg:font-family="Helvetica" style:font-family-generic="swiss"/>
    <style:font-face style:name="Helvetica Neue" svg:font-family="'Helvetica Neue'" style:font-pitch="fixed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 Neue3" svg:font-family="'Helvetica Neue'" style:font-adornments="Regular" style:font-family-generic="swiss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adornments="Regular" style:font-family-generic="swiss"/>
    <style:font-face style:name="Helvetica3" svg:font-family="Helvetica" style:font-family-generic="swiss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4:11:34.974234551</dc:date>
    <meta:editing-duration>PT15H48M46S</meta:editing-duration>
    <meta:editing-cycles>280</meta:editing-cycles>
    <meta:generator>LibreOffice/7.4.3.2$MacOSX_X86_64 LibreOffice_project/1048a8393ae2eeec98dff31b5c133c5f1d08b890</meta:generator>
    <meta:print-date>2022-12-16T22:44:35.952677313</meta:print-date>
    <meta:document-statistic meta:object-count="975"/>
  </office:meta>
</office:document-meta>
</file>